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7.434in" fo:margin-left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868in"/>
    </style:style>
    <style:style style:name="Table5.B" style:family="table-column">
      <style:table-column-properties style:column-width="2.8681in"/>
    </style:style>
    <style:style style:name="Table5.C" style:family="table-column">
      <style:table-column-properties style:column-width="3.0792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3167in"/>
    </style:style>
    <style:style style:name="Table10.B" style:family="table-column">
      <style:table-column-properties style:column-width="3.4847in"/>
    </style:style>
    <style:style style:name="Table10.C" style:family="table-column">
      <style:table-column-properties style:column-width="2.5757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0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9" style:family="table-cell">
      <style:table-cell-properties fo:padding="0.0382in" fo:border-left="0.05pt solid #000000" fo:border-right="none" fo:border-top="none" fo:border-bottom="0.05pt solid #000000"/>
    </style:style>
    <style:style style:name="Table10.B9" style:family="table-cell">
      <style:table-cell-properties fo:padding="0.0382in" fo:border-left="0.05pt solid #000000" fo:border-right="none" fo:border-top="none" fo:border-bottom="0.05pt solid #000000"/>
    </style:style>
    <style:style style:name="Table10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1" style:family="table-cell">
      <style:table-cell-properties fo:padding="0.0382in" fo:border-left="0.05pt solid #000000" fo:border-right="none" fo:border-top="none" fo:border-bottom="0.05pt solid #000000"/>
    </style:style>
    <style:style style:name="Table10.B11" style:family="table-cell">
      <style:table-cell-properties fo:padding="0.0382in" fo:border-left="0.05pt solid #000000" fo:border-right="none" fo:border-top="none" fo:border-bottom="0.05pt solid #000000"/>
    </style:style>
    <style:style style:name="Table10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3" style:family="table-cell">
      <style:table-cell-properties fo:padding="0.0382in" fo:border-left="0.05pt solid #000000" fo:border-right="none" fo:border-top="none" fo:border-bottom="0.05pt solid #000000"/>
    </style:style>
    <style:style style:name="Table10.B13" style:family="table-cell">
      <style:table-cell-properties fo:padding="0.0382in" fo:border-left="0.05pt solid #000000" fo:border-right="none" fo:border-top="none" fo:border-bottom="0.05pt solid #000000"/>
    </style:style>
    <style:style style:name="Table1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5" style:family="table-cell">
      <style:table-cell-properties fo:padding="0.0382in" fo:border-left="0.05pt solid #000000" fo:border-right="none" fo:border-top="none" fo:border-bottom="0.05pt solid #000000"/>
    </style:style>
    <style:style style:name="Table10.B15" style:family="table-cell">
      <style:table-cell-properties fo:padding="0.0382in" fo:border-left="0.05pt solid #000000" fo:border-right="none" fo:border-top="none" fo:border-bottom="0.05pt solid #000000"/>
    </style:style>
    <style:style style:name="Table10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7" style:family="table-cell">
      <style:table-cell-properties fo:padding="0.0382in" fo:border-left="0.05pt solid #000000" fo:border-right="none" fo:border-top="none" fo:border-bottom="0.05pt solid #000000"/>
    </style:style>
    <style:style style:name="Table10.B17" style:family="table-cell">
      <style:table-cell-properties fo:padding="0.0382in" fo:border-left="0.05pt solid #000000" fo:border-right="none" fo:border-top="none" fo:border-bottom="0.05pt solid #000000"/>
    </style:style>
    <style:style style:name="Table1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8" style:family="table-cell">
      <style:table-cell-properties fo:padding="0.0382in" fo:border-left="0.05pt solid #000000" fo:border-right="none" fo:border-top="none" fo:border-bottom="0.05pt solid #000000"/>
    </style:style>
    <style:style style:name="Table10.B18" style:family="table-cell">
      <style:table-cell-properties fo:padding="0.0382in" fo:border-left="0.05pt solid #000000" fo:border-right="none" fo:border-top="none" fo:border-bottom="0.05pt solid #000000"/>
    </style:style>
    <style:style style:name="Table1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3167in"/>
    </style:style>
    <style:style style:name="Table2.B" style:family="table-column">
      <style:table-column-properties style:column-width="3.0306in"/>
    </style:style>
    <style:style style:name="Table2.C" style:family="table-column">
      <style:table-column-properties style:column-width="3.0299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34in" fo:margin-left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868in"/>
    </style:style>
    <style:style style:name="Table1.B" style:family="table-column">
      <style:table-column-properties style:column-width="2.8681in"/>
    </style:style>
    <style:style style:name="Table1.C" style:family="table-column">
      <style:table-column-properties style:column-width="3.0792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bf372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c26f3" officeooo:paragraph-rsid="0013d520" style:font-size-asian="10pt" style:font-weight-asian="normal" style:font-name-complex="Verdana" style:font-size-complex="10pt" style:font-weight-complex="normal"/>
    </style:style>
    <style:style style:name="P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8a68" officeooo:paragraph-rsid="0013d520" style:font-size-asian="10pt" style:font-weight-asian="normal" style:font-name-complex="Verdana" style:font-size-complex="10pt" style:font-weight-complex="normal"/>
    </style:style>
    <style:style style:name="P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paragraph-properties style:line-height-at-least="0.1465in" fo:text-align="center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bold" officeooo:rsid="00c4c765" officeooo:paragraph-rsid="0013d520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3d520" style:font-size-asian="10pt" style:font-weight-asian="normal" style:font-name-complex="Verdana" style:font-size-complex="10pt" style:font-weight-complex="normal"/>
    </style:style>
    <style:style style:name="P1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1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e2e21" officeooo:paragraph-rsid="0016db75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solid" style:text-underline-width="auto" style:text-underline-color="font-color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0" style:family="paragraph" style:parent-style-name="Standard">
      <style:paragraph-properties style:line-height-at-least="0.1465in" fo:text-align="start" style:justify-single-word="false"/>
      <style:text-properties officeooo:paragraph-rsid="0013d520"/>
    </style:style>
    <style:style style:name="P21" style:family="paragraph" style:parent-style-name="Standard">
      <style:paragraph-properties style:line-height-at-least="0.1465in"/>
      <style:text-properties style:font-name="Verdana" fo:font-size="10pt" fo:font-weight="normal" officeooo:rsid="00e211dd" officeooo:paragraph-rsid="0013d520" style:font-size-asian="10pt" style:font-weight-asian="normal" style:font-name-complex="Verdana" style:font-size-complex="10pt" style:font-weight-complex="normal"/>
    </style:style>
    <style:style style:name="P22" style:family="paragraph" style:parent-style-name="Standard">
      <style:text-properties fo:font-size="10pt" officeooo:paragraph-rsid="0013d520" style:font-size-asian="10pt" style:font-size-complex="10pt"/>
    </style:style>
    <style:style style:name="P23" style:family="paragraph" style:parent-style-name="Standard">
      <style:paragraph-properties style:line-height-at-least="0.1465in" fo:text-align="start" style:justify-single-word="false"/>
      <style:text-properties fo:font-size="10pt" officeooo:paragraph-rsid="00159d54" style:font-size-asian="10pt" style:font-size-complex="10pt"/>
    </style:style>
    <style:style style:name="P24" style:family="paragraph" style:parent-style-name="Standard">
      <style:text-properties officeooo:rsid="010648de" officeooo:paragraph-rsid="0028460e"/>
    </style:style>
    <style:style style:name="P25" style:family="paragraph" style:parent-style-name="Standard">
      <style:paragraph-properties fo:margin-left="0.4925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13d520"/>
    </style:style>
    <style:style style:name="P2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28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33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1f9325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20fb1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112ce01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9e3ee7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4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9d894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officeooo:paragraph-rsid="00243c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211dd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d82ecf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14e1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ea71a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ea71a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38d06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4b06d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f3c5f5" officeooo:paragraph-rsid="0028460e" style:font-size-asian="10pt" style:font-weight-asian="normal" style:font-name-complex="Verdana" style:font-size-complex="10pt" style:font-weight-complex="normal"/>
    </style:style>
    <style:style style:name="P7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f3c5f5" officeooo:paragraph-rsid="00314e18" style:font-size-asian="10pt" style:font-weight-asian="normal" style:font-name-complex="Verdana" style:font-size-complex="10pt" style:font-weight-complex="normal"/>
    </style:style>
    <style:style style:name="P7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7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1038d06" officeooo:paragraph-rsid="002ecb58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c26f3" officeooo:paragraph-rsid="0028460e" style:font-size-asian="10pt" style:font-name-complex="Verdana" style:font-size-complex="10pt"/>
    </style:style>
    <style:style style:name="P80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a995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1ca995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84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85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8460e" style:font-size-asian="12pt" style:font-style-asian="normal" style:font-weight-asian="bold" style:font-name-complex="Verdana" style:font-size-complex="12pt" style:font-style-complex="normal" style:font-weight-complex="bold"/>
    </style:style>
    <style:style style:name="P86" style:family="paragraph" style:parent-style-name="Text_20_body">
      <style:text-properties officeooo:paragraph-rsid="0013d520"/>
    </style:style>
    <style:style style:name="P8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b12e77" officeooo:paragraph-rsid="0013d520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8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b12e77" officeooo:paragraph-rsid="0013d520" style:font-size-asian="14pt" style:font-weight-asian="normal" style:font-name-complex="Verdana" style:font-size-complex="14pt" style:font-weight-complex="normal"/>
    </style:style>
    <style:style style:name="P8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solid" style:text-underline-width="auto" style:text-underline-color="font-color" fo:font-weight="bold" officeooo:rsid="00b12e77" officeooo:paragraph-rsid="0013d520" style:font-size-asian="14pt" style:font-weight-asian="bold" style:font-name-complex="Verdana" style:font-size-complex="14pt" style:font-weight-complex="bold"/>
    </style:style>
    <style:style style:name="P9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9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bf54e" officeooo:paragraph-rsid="0016db75" style:font-size-asian="10pt" style:font-weight-asian="normal" style:font-name-complex="Verdana" style:font-size-complex="10pt" style:font-weight-complex="normal"/>
    </style:style>
    <style:style style:name="P9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f15be" officeooo:paragraph-rsid="0016db75" style:font-size-asian="10pt" style:font-weight-asian="normal" style:font-name-complex="Verdana" style:font-size-complex="10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b7269" style:font-size-asian="10pt" style:font-weight-asian="normal" style:font-name-complex="Verdana" style:font-size-complex="10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9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798fc" officeooo:paragraph-rsid="0033e778" style:font-size-asian="10pt" style:font-weight-asian="normal" style:font-name-complex="Verdana" style:font-size-complex="10pt" style:font-weight-complex="normal"/>
    </style:style>
    <style:style style:name="P9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38d06" officeooo:paragraph-rsid="0033e778" style:font-size-asian="10pt" style:font-weight-asian="normal" style:font-name-complex="Verdana" style:font-size-complex="10pt" style:font-weight-complex="normal"/>
    </style:style>
    <style:style style:name="P9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8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9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f9325" style:font-size-asian="10pt" style:font-style-asian="italic" style:font-weight-asian="bold" style:font-name-complex="Verdana" style:font-size-complex="10pt" style:font-style-complex="italic" style:font-weight-complex="bold"/>
    </style:style>
    <style:style style:name="P10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4282d" style:font-size-asian="10pt" style:font-style-asian="italic" style:font-weight-asian="bold" style:font-name-complex="Verdana" style:font-size-complex="10pt" style:font-style-complex="italic" style:font-weight-complex="bold"/>
    </style:style>
    <style:style style:name="P10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03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4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5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06" style:family="paragraph" style:parent-style-name="Text_20_body">
      <style:text-properties fo:font-variant="normal" fo:text-transform="none" fo:color="#000000" style:text-position="0% 100%" fo:letter-spacing="normal" fo:font-style="normal" style:text-underline-style="none" fo:font-weight="normal" officeooo:rsid="00d75e9f" officeooo:paragraph-rsid="0013d520" style:font-weight-asian="normal" style:font-weight-complex="normal"/>
    </style:style>
    <style:style style:name="P107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6db75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109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110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style:font-size-asian="10pt" style:font-style-asian="normal" style:font-size-complex="10pt" style:font-style-complex="normal"/>
    </style:style>
    <style:style style:name="P111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1d6a7d" style:font-size-asian="10pt" style:font-style-asian="normal" style:font-size-complex="10pt" style:font-style-complex="normal"/>
    </style:style>
    <style:style style:name="P112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2ecb58" style:font-size-asian="10pt" style:font-style-asian="normal" style:font-size-complex="10pt" style:font-style-complex="normal"/>
    </style:style>
    <style:style style:name="P113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d82ecf" style:font-size-asian="10pt" style:font-style-asian="normal" style:font-size-complex="10pt" style:font-style-complex="normal"/>
    </style:style>
    <style:style style:name="P114" style:family="paragraph" style:parent-style-name="Text_20_body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16db75" style:font-size-asian="10pt" style:font-weight-asian="normal" style:font-name-complex="Verdana" style:font-size-complex="10pt" style:font-weight-complex="normal"/>
    </style:style>
    <style:style style:name="P11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f11f0f" officeooo:paragraph-rsid="002a124d" style:font-size-asian="20pt" style:font-weight-asian="bold" style:font-name-complex="Verdana" style:font-size-complex="20pt" style:font-weight-complex="bold"/>
    </style:style>
    <style:style style:name="P11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55e205" officeooo:paragraph-rsid="002a124d" style:font-size-asian="20pt" style:font-weight-asian="bold" style:font-name-complex="Verdana" style:font-size-complex="20pt" style:font-weight-complex="bold"/>
    </style:style>
    <style:style style:name="P11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906f" officeooo:paragraph-rsid="002a124d" style:font-size-asian="20pt" style:font-weight-asian="bold" style:font-name-complex="Verdana" style:font-size-complex="20pt" style:font-weight-complex="bold"/>
    </style:style>
    <style:style style:name="P11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6d09" officeooo:paragraph-rsid="002a124d" style:font-size-asian="20pt" style:font-weight-asian="bold" style:font-name-complex="Verdana" style:font-size-complex="20pt" style:font-weight-complex="bold"/>
    </style:style>
    <style:style style:name="P11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normal" officeooo:rsid="00ada998" officeooo:paragraph-rsid="0028460e" style:font-size-asian="20pt" style:font-weight-asian="normal" style:font-name-complex="Verdana" style:font-size-complex="20pt" style:font-weight-complex="normal"/>
    </style:style>
    <style:style style:name="P12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style:text-underline-style="none" fo:font-weight="bold" officeooo:rsid="00416bb9" officeooo:paragraph-rsid="002a124d" style:font-size-asian="20pt" style:font-style-asian="normal" style:font-weight-asian="bold" style:font-name-complex="Verdana" style:font-size-complex="20pt" style:font-style-complex="normal" style:font-weight-complex="bold"/>
    </style:style>
    <style:style style:name="P121" style:family="paragraph" style:parent-style-name="Text_20_body"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7dc076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12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12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12ce01" officeooo:paragraph-rsid="0028460e" style:font-size-asian="10pt" style:font-name-complex="Verdana" style:font-size-complex="10pt"/>
    </style:style>
    <style:style style:name="P12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d332d" officeooo:paragraph-rsid="0028460e" style:font-size-asian="10pt" style:font-name-complex="Verdana" style:font-size-complex="10pt"/>
    </style:style>
    <style:style style:name="P125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798fc" officeooo:paragraph-rsid="0033e778" style:font-size-asian="10pt" style:font-name-complex="Verdana" style:font-size-complex="10pt"/>
    </style:style>
    <style:style style:name="P126" style:family="paragraph" style:parent-style-name="Text_20_body">
      <style:text-properties style:font-name="Times New Roman" fo:font-size="12pt" style:text-underline-style="none" officeooo:rsid="00c5cca5" officeooo:paragraph-rsid="0013d520" style:font-size-asian="12pt" style:font-size-complex="12pt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1ca995" style:font-size-asian="12pt" style:font-name-complex="Verdana" style:font-size-complex="12pt"/>
    </style:style>
    <style:style style:name="P128" style:family="paragraph" style:parent-style-name="Text_20_body">
      <style:text-properties style:font-name="Times New Roman" fo:font-size="12pt" officeooo:rsid="0114b06d" officeooo:paragraph-rsid="0028460e" style:font-size-asian="12pt" style:font-size-complex="12pt"/>
    </style:style>
    <style:style style:name="P129" style:family="paragraph" style:parent-style-name="Text_20_body">
      <style:text-properties style:font-name="Times New Roman" fo:font-size="12pt" officeooo:rsid="01071291" officeooo:paragraph-rsid="0028460e" style:font-size-asian="12pt" style:font-size-complex="12pt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6db75" style:font-size-asian="10pt" style:font-name-complex="Verdana" style:font-size-complex="10pt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b7269" style:font-size-asian="10pt" style:font-name-complex="Verdana" style:font-size-complex="10pt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1ca995" style:font-size-asian="10pt" style:font-name-complex="Verdana" style:font-size-complex="10pt"/>
    </style:style>
    <style:style style:name="P133" style:family="paragraph" style:parent-style-name="Text_20_body">
      <style:text-properties style:font-name="Times New Roman" fo:font-size="10pt" officeooo:rsid="007dc076" officeooo:paragraph-rsid="0016db75" style:font-size-asian="10pt" style:font-size-complex="10pt"/>
    </style:style>
    <style:style style:name="P134" style:family="paragraph" style:parent-style-name="Text_20_body">
      <style:text-properties style:font-name="Times New Roman" fo:font-size="10pt" officeooo:rsid="01038d06" officeooo:paragraph-rsid="0028460e" style:font-size-asian="10pt" style:font-size-complex="10pt"/>
    </style:style>
    <style:style style:name="P135" style:family="paragraph" style:parent-style-name="Text_20_body">
      <style:text-properties style:font-name="Times New Roman" fo:font-size="10pt" officeooo:rsid="0114b06d" officeooo:paragraph-rsid="0028460e" style:font-size-asian="10pt" style:font-size-complex="10pt"/>
    </style:style>
    <style:style style:name="P136" style:family="paragraph" style:parent-style-name="Text_20_body">
      <style:text-properties style:font-name="Times New Roman" fo:font-size="10pt" officeooo:paragraph-rsid="0028460e" style:font-size-asian="10pt" style:font-size-complex="10pt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7e3029" officeooo:paragraph-rsid="0013d520" style:font-size-asian="10pt" style:font-weight-asian="normal" style:font-name-complex="Verdana" style:font-size-complex="10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ce639" style:font-size-asian="10pt" style:font-weight-asian="normal" style:font-name-complex="Verdana" style:font-size-complex="10pt" style:font-weight-complex="normal"/>
    </style:style>
    <style:style style:name="P139" style:family="paragraph" style:parent-style-name="Text_20_body">
      <style:text-properties style:font-name="Times New Roman" fo:font-size="10pt" fo:font-weight="normal" officeooo:rsid="0112ce01" officeooo:paragraph-rsid="0030336e" style:font-size-asian="10pt" style:font-weight-asian="normal" style:font-size-complex="10pt" style:font-weight-complex="normal"/>
    </style:style>
    <style:style style:name="P140" style:family="paragraph" style:parent-style-name="Text_20_body">
      <style:text-properties style:font-name="Times New Roman" fo:font-size="10pt" fo:font-weight="normal" officeooo:rsid="010d332d" officeooo:paragraph-rsid="0033e778" style:font-size-asian="10pt" style:font-weight-asian="normal" style:font-size-complex="10pt" style:font-weight-complex="normal"/>
    </style:style>
    <style:style style:name="P141" style:family="paragraph" style:parent-style-name="Text_20_body">
      <style:text-properties style:font-name="Times New Roman" fo:font-size="10pt" fo:font-weight="normal" officeooo:rsid="01038d06" officeooo:paragraph-rsid="0028460e" style:font-size-asian="10pt" style:font-weight-asian="normal" style:font-size-complex="10pt" style:font-weight-complex="normal"/>
    </style:style>
    <style:style style:name="P142" style:family="paragraph" style:parent-style-name="Text_20_body">
      <style:text-properties style:text-position="0% 100%" officeooo:paragraph-rsid="0013d520"/>
    </style:style>
    <style:style style:name="P143" style:family="paragraph" style:parent-style-name="Text_20_body">
      <style:paragraph-properties fo:text-align="start" style:justify-single-word="false"/>
      <style:text-properties style:text-position="0% 100%" style:font-name="Times New Roman" fo:font-size="10pt" style:text-underline-style="none" officeooo:rsid="00131ee1" officeooo:paragraph-rsid="001b7269" style:font-size-asian="10pt" style:font-name-complex="Verdana" style:font-size-complex="10pt"/>
    </style:style>
    <style:style style:name="P144" style:family="paragraph" style:parent-style-name="Text_20_body">
      <style:text-properties style:text-position="0% 100%" style:font-name="Times New Roman" fo:font-size="10pt" officeooo:paragraph-rsid="0028460e" style:font-size-asian="10pt" style:font-size-complex="10pt"/>
    </style:style>
    <style:style style:name="P145" style:family="paragraph" style:parent-style-name="Text_20_body">
      <style:text-properties style:text-position="0% 100%" officeooo:paragraph-rsid="0028460e"/>
    </style:style>
    <style:style style:name="P146" style:family="paragraph" style:parent-style-name="Text_20_body">
      <style:text-properties style:text-position="0% 100%" officeooo:paragraph-rsid="002a124d"/>
    </style:style>
    <style:style style:name="P147" style:family="paragraph" style:parent-style-name="Text_20_body">
      <style:text-properties fo:font-size="10pt" fo:font-weight="normal" officeooo:paragraph-rsid="0013d520" style:font-size-asian="10pt" style:font-weight-asian="normal" style:font-size-complex="10pt" style:font-weight-complex="normal"/>
    </style:style>
    <style:style style:name="P148" style:family="paragraph" style:parent-style-name="Text_20_body">
      <style:text-properties fo:font-size="10pt" fo:font-weight="normal" officeooo:rsid="0026045b" officeooo:paragraph-rsid="0026045b" style:font-size-asian="10pt" style:font-weight-asian="normal" style:font-size-complex="10pt" style:font-weight-complex="normal"/>
    </style:style>
    <style:style style:name="P149" style:family="paragraph" style:parent-style-name="Text_20_body">
      <style:text-properties fo:font-size="10pt" fo:font-weight="normal" officeooo:rsid="0027cb70" officeooo:paragraph-rsid="0027cb70" style:font-size-asian="10pt" style:font-weight-asian="normal" style:font-size-complex="10pt" style:font-weight-complex="normal"/>
    </style:style>
    <style:style style:name="P150" style:family="paragraph" style:parent-style-name="Text_20_body">
      <style:text-properties fo:font-size="10pt" style:font-size-asian="10pt" style:font-size-complex="10pt"/>
    </style:style>
    <style:style style:name="P151" style:family="paragraph" style:parent-style-name="Text_20_body">
      <style:text-properties fo:font-size="10pt" officeooo:paragraph-rsid="001ca995" style:font-size-asian="10pt" style:font-size-complex="10pt"/>
    </style:style>
    <style:style style:name="P152" style:family="paragraph" style:parent-style-name="Text_20_body">
      <style:text-properties fo:font-size="10pt" officeooo:paragraph-rsid="002ea71a" style:font-size-asian="10pt" style:font-size-complex="10pt"/>
    </style:style>
    <style:style style:name="P153" style:family="paragraph" style:parent-style-name="Text_20_body">
      <style:text-properties fo:font-size="10pt" officeooo:rsid="0112ce01" officeooo:paragraph-rsid="0028460e" style:font-size-asian="10pt" style:font-size-complex="10pt"/>
    </style:style>
    <style:style style:name="P154" style:family="paragraph" style:parent-style-name="Text_20_body">
      <style:text-properties fo:font-size="10pt" officeooo:rsid="0112ce01" officeooo:paragraph-rsid="002ecb58" style:font-size-asian="10pt" style:font-size-complex="10pt"/>
    </style:style>
    <style:style style:name="P155" style:family="paragraph" style:parent-style-name="Text_20_body">
      <style:text-properties fo:font-size="10pt" officeooo:rsid="001d6a7d" officeooo:paragraph-rsid="0020fb16" style:font-size-asian="10pt" style:font-size-complex="10pt"/>
    </style:style>
    <style:style style:name="P156" style:family="paragraph" style:parent-style-name="Text_20_body">
      <style:text-properties fo:font-size="10pt" officeooo:rsid="001d6a7d" officeooo:paragraph-rsid="001d6a7d" style:font-size-asian="10pt" style:font-size-complex="10pt"/>
    </style:style>
    <style:style style:name="P157" style:family="paragraph" style:parent-style-name="Text_20_body">
      <style:text-properties fo:font-size="10pt" style:font-size-asian="10pt" style:font-name-complex="Verdana" style:font-size-complex="10pt"/>
    </style:style>
    <style:style style:name="P158" style:family="paragraph" style:parent-style-name="Text_20_body">
      <style:text-properties fo:font-size="10pt" officeooo:rsid="00adb8ab" style:font-size-asian="10pt" style:font-name-complex="Verdana" style:font-size-complex="10pt"/>
    </style:style>
    <style:style style:name="P159" style:family="paragraph" style:parent-style-name="Text_20_body">
      <style:text-properties fo:font-size="10pt" style:text-underline-style="solid" style:text-underline-width="auto" style:text-underline-color="font-color" fo:font-weight="bold" officeooo:rsid="00159d54" officeooo:paragraph-rsid="00159d54" style:font-size-asian="10pt" style:font-weight-asian="bold" style:font-size-complex="10pt" style:font-weight-complex="bold"/>
    </style:style>
    <style:style style:name="P160" style:family="paragraph" style:parent-style-name="Text_20_body">
      <style:text-properties fo:font-size="10pt" fo:font-style="normal" officeooo:rsid="00bbf372" officeooo:paragraph-rsid="001d6a7d" style:font-size-asian="10pt" style:font-style-asian="normal" style:font-size-complex="10pt" style:font-style-complex="normal"/>
    </style:style>
    <style:style style:name="P161" style:family="paragraph" style:parent-style-name="Text_20_body">
      <style:text-properties officeooo:paragraph-rsid="001ca995"/>
    </style:style>
    <style:style style:name="P162" style:family="paragraph" style:parent-style-name="Text_20_body">
      <style:text-properties fo:font-size="12pt" fo:font-weight="bold" officeooo:paragraph-rsid="0028460e" style:font-size-asian="12pt" style:font-weight-asian="bold" style:font-size-complex="12pt" style:font-weight-complex="bold"/>
    </style:style>
    <style:style style:name="P163" style:family="paragraph" style:parent-style-name="Text_20_body">
      <style:text-properties officeooo:rsid="002ea71a" officeooo:paragraph-rsid="002ea71a"/>
    </style:style>
    <style:style style:name="P164" style:family="paragraph" style:parent-style-name="Text_20_body">
      <style:text-properties officeooo:rsid="003245f5" officeooo:paragraph-rsid="003245f5"/>
    </style:style>
    <style:style style:name="P165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ca433c" officeooo:paragraph-rsid="0013d520" style:font-size-asian="10pt" style:font-weight-asian="bold" style:font-name-complex="Verdana" style:font-size-complex="10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59d54" style:font-size-asian="10pt" style:font-weight-asian="normal" style:font-name-complex="Verdana" style:font-size-complex="10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adb8ab" officeooo:paragraph-rsid="0028460e" style:font-size-asian="12pt" style:font-weight-asian="normal" style:font-name-complex="Verdana" style:font-size-complex="12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114b06d" officeooo:paragraph-rsid="0028460e" style:font-size-asian="12pt" style:font-weight-asian="normal" style:font-name-complex="Verdana" style:font-size-complex="12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7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7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7afda" officeooo:paragraph-rsid="0033e778" style:font-size-asian="10pt" style:font-weight-asian="normal" style:font-name-complex="Verdana" style:font-size-complex="10pt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13d520" style:font-size-asian="14pt" style:font-name-complex="Verdana" style:font-size-complex="14pt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28460e" style:font-size-asian="14pt" style:font-name-complex="Verdana" style:font-size-complex="14pt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13d520" style:font-size-asian="14pt" style:font-name-complex="Verdana" style:font-size-complex="14pt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28460e" style:font-size-asian="14pt" style:font-name-complex="Verdana" style:font-size-complex="14pt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1ca995" style:font-size-asian="12pt" style:font-name-complex="Verdana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28460e" style:font-size-asian="12pt" style:font-name-complex="Verdana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officeooo:rsid="00af15be" officeooo:paragraph-rsid="0028460e" style:font-size-asian="12pt" style:font-name-complex="Verdana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d32d4" style:font-size-asian="12pt" style:font-weight-asian="bold" style:font-name-complex="Verdana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8460e" style:font-size-asian="12pt" style:font-weight-asian="bold" style:font-name-complex="Verdana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0pt" officeooo:rsid="00af15be" officeooo:paragraph-rsid="001b7269" style:font-size-asian="10pt" style:font-name-complex="Verdana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0pt" officeooo:rsid="00af61be" officeooo:paragraph-rsid="001b7269" style:font-size-asian="10pt" style:font-name-complex="Verdana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" fo:font-size="10pt" officeooo:rsid="00159d54" officeooo:paragraph-rsid="00159d54" style:font-size-asian="10pt" style:font-name-complex="Verdana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af15be" officeooo:paragraph-rsid="001b7269" style:font-size-asian="10pt" style:font-weight-asian="normal" style:font-name-complex="Verdana" style:font-size-complex="10pt" style:font-weight-complex="normal"/>
    </style:style>
    <style:style style:name="P189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190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191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192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193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1b7269" officeooo:paragraph-rsid="001b7269" style:font-size-asian="20pt" style:font-weight-asian="bold" style:font-name-complex="Verdana" style:font-size-complex="20pt" style:font-weight-complex="bold"/>
    </style:style>
    <style:style style:name="P194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8460e" style:font-size-asian="20pt" style:font-weight-asian="bold" style:font-name-complex="Verdana" style:font-size-complex="20pt" style:font-weight-complex="bold"/>
    </style:style>
    <style:style style:name="P195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a0ffe" style:font-size-asian="20pt" style:font-weight-asian="bold" style:font-name-complex="Verdana" style:font-size-complex="20pt" style:font-weight-complex="bold"/>
    </style:style>
    <style:style style:name="P196" style:family="paragraph" style:parent-style-name="Text_20_body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7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8" style:family="paragraph" style:parent-style-name="Standard" style:list-style-name="L3">
      <style:paragraph-properties style:line-height-at-least="0.1465in"/>
      <style:text-properties style:font-name="Verdana" fo:font-size="10pt" fo:font-weight="normal" officeooo:rsid="00cd2bc3" officeooo:paragraph-rsid="0013d520" style:font-size-asian="10pt" style:font-weight-asian="normal" style:font-name-complex="Verdana" style:font-size-complex="10pt" style:font-weight-complex="normal"/>
    </style:style>
    <style:style style:name="P199" style:family="paragraph" style:parent-style-name="Standard" style:list-style-name="L6">
      <style:text-properties fo:font-size="10pt" officeooo:paragraph-rsid="001d32d4" style:font-size-asian="10pt" style:font-size-complex="10pt"/>
    </style:style>
    <style:style style:name="P200" style:family="paragraph" style:parent-style-name="Standard" style:list-style-name="L6">
      <style:text-properties fo:font-size="10pt" officeooo:paragraph-rsid="0038ac72" style:font-size-asian="10pt" style:font-size-complex="10pt"/>
    </style:style>
    <style:style style:name="P201" style:family="paragraph" style:parent-style-name="Standard">
      <style:paragraph-properties style:line-height-at-least="0.1465in" fo:text-align="start" style:justify-single-word="false"/>
      <style:text-properties fo:font-size="10pt" officeooo:paragraph-rsid="0038ac72" style:font-size-asian="10pt" style:font-size-complex="10pt"/>
    </style:style>
    <style:style style:name="P202" style:family="paragraph" style:parent-style-name="Standard">
      <style:text-properties fo:font-size="10pt" officeooo:paragraph-rsid="0038ac72" style:font-size-asian="10pt" style:font-size-complex="10pt"/>
    </style:style>
    <style:style style:name="P20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0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0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06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0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08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09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10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1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21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1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1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21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38ac72" style:font-size-asian="10pt" style:font-weight-asian="normal" style:font-name-complex="Verdana" style:font-size-complex="10pt" style:font-weight-complex="normal"/>
    </style:style>
    <style:style style:name="P2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e2e21" officeooo:paragraph-rsid="0038ac7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18" style:family="paragraph" style:parent-style-name="Standard" style:list-style-name="L10">
      <style:text-properties officeooo:paragraph-rsid="001d32d4"/>
    </style:style>
    <style:style style:name="P219" style:family="paragraph" style:parent-style-name="Standard" style:list-style-name="L12">
      <style:text-properties officeooo:paragraph-rsid="0027cb70"/>
    </style:style>
    <style:style style:name="P220" style:family="paragraph" style:parent-style-name="Standard" style:list-style-name="L13">
      <style:text-properties officeooo:paragraph-rsid="0027cb70"/>
    </style:style>
    <style:style style:name="P221" style:family="paragraph" style:parent-style-name="Standard" style:list-style-name="L18">
      <style:text-properties officeooo:paragraph-rsid="0038ac72"/>
    </style:style>
    <style:style style:name="P222" style:family="paragraph" style:parent-style-name="Standard" style:list-style-name="L20">
      <style:text-properties officeooo:paragraph-rsid="0038ac72"/>
    </style:style>
    <style:style style:name="P223" style:family="paragraph" style:parent-style-name="Standard" style:list-style-name="L21">
      <style:text-properties officeooo:paragraph-rsid="0038ac72"/>
    </style:style>
    <style:style style:name="P224" style:family="paragraph" style:parent-style-name="Standard" style:list-style-name="L7">
      <style:paragraph-properties fo:margin-left="0.9846in" fo:margin-right="0in" fo:text-indent="-0.25in" style:auto-text-indent="false"/>
      <style:text-properties officeooo:paragraph-rsid="001d32d4"/>
    </style:style>
    <style:style style:name="P225" style:family="paragraph" style:parent-style-name="Standard" style:list-style-name="L14">
      <style:paragraph-properties fo:margin-left="0.9846in" fo:margin-right="0in" fo:text-indent="-0.25in" style:auto-text-indent="false"/>
      <style:text-properties officeooo:paragraph-rsid="0038ac72"/>
    </style:style>
    <style:style style:name="P226" style:family="paragraph" style:parent-style-name="Standard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38ac72" style:font-size-asian="20pt" style:font-weight-asian="bold" style:font-name-complex="Verdana" style:font-size-complex="20pt" style:font-weight-complex="bold"/>
    </style:style>
    <style:style style:name="P22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fo:font-weight="normal" officeooo:rsid="00b967ae" officeooo:paragraph-rsid="0038ac72" style:font-size-asian="10pt" style:font-weight-asian="normal" style:font-name-complex="Verdana" style:font-size-complex="10pt" style:font-weight-complex="normal"/>
    </style:style>
    <style:style style:name="P228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9" style:family="paragraph" style:parent-style-name="Normal_20__28_Web_29_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230" style:family="paragraph" style:parent-style-name="Normal_20__28_Web_29_" style:list-style-name="L3">
      <style:paragraph-properties style:line-height-at-least="0.1465in"/>
      <style:text-properties style:font-name="Verdana"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231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3245f5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3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34" style:family="paragraph" style:parent-style-name="Table_20_Contents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35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f63b4" officeooo:paragraph-rsid="0033e778" style:font-size-asian="10pt" style:font-weight-asian="normal" style:font-name-complex="Verdana" style:font-size-complex="10pt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239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240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34cca3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38ac72" style:font-size-asian="10pt" style:font-weight-asian="normal" style:font-name-complex="Verdana" style:font-size-complex="10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4cca3" style:font-size-asian="10pt" style:font-name-complex="Verdana" style:font-size-complex="10pt"/>
    </style:style>
    <style:style style:name="P247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8ac72" style:font-size-asian="10pt" style:font-name-complex="Verdana" style:font-size-complex="10pt"/>
    </style:style>
    <style:style style:name="P248" style:family="paragraph" style:parent-style-name="Table_20_Contents">
      <style:paragraph-properties fo:text-align="start" style:justify-single-word="false"/>
      <style:text-properties style:font-name="Times New Roman" fo:font-size="10pt" officeooo:rsid="00af61be" officeooo:paragraph-rsid="0038ac72" style:font-size-asian="10pt" style:font-name-complex="Verdana" style:font-size-complex="10pt"/>
    </style:style>
    <style:style style:name="P249" style:family="paragraph" style:parent-style-name="Table_20_Contents">
      <style:paragraph-properties fo:text-align="start" style:justify-single-word="false"/>
      <style:text-properties style:font-name="Times New Roman" fo:font-size="10pt" officeooo:rsid="00159d54" officeooo:paragraph-rsid="0038ac72" style:font-size-asian="10pt" style:font-name-complex="Verdana" style:font-size-complex="10pt"/>
    </style:style>
    <style:style style:name="P2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38ac72" style:font-size-asian="12pt" style:font-weight-asian="bold" style:font-name-complex="Verdana" style:font-size-complex="12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38ac72" style:font-size-asian="12pt" style:font-name-complex="Verdana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38ac72" style:font-size-asian="14pt" style:font-name-complex="Verdana" style:font-size-complex="14pt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38ac72" style:font-size-asian="14pt" style:font-name-complex="Verdana" style:font-size-complex="14pt"/>
    </style:style>
    <style:style style:name="P255" style:family="paragraph" style:parent-style-name="Table_20_Contents" style:list-style-name="L3">
      <style:paragraph-properties fo:margin-left="0in" fo:margin-right="0in" fo:text-align="start" style:justify-single-word="false" fo:text-indent="-0.25in" style:auto-text-indent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256" style:family="paragraph" style:parent-style-name="Table_20_Contents" style:list-style-name="L16">
      <style:paragraph-properties fo:margin-left="0in" fo:margin-right="0in" fo:text-align="start" style:justify-single-word="false" fo:text-indent="-0.25in" style:auto-text-indent="false"/>
      <style:text-properties style:font-name="Times New Roman" fo:font-size="12pt" fo:font-weight="bold" officeooo:rsid="001ca995" officeooo:paragraph-rsid="0038ac72" style:font-size-asian="12pt" style:font-weight-asian="bold" style:font-name-complex="Verdana" style:font-size-complex="12pt" style:font-weight-complex="bold"/>
    </style:style>
    <style:style style:name="P257" style:family="paragraph" style:parent-style-name="Text_20_body" style:list-style-name="L1">
      <style:text-properties officeooo:paragraph-rsid="0013d520"/>
    </style:style>
    <style:style style:name="P258" style:family="paragraph" style:parent-style-name="Text_20_body" style:list-style-name="L1">
      <style:text-properties officeooo:rsid="00d82ecf" officeooo:paragraph-rsid="0013d520"/>
    </style:style>
    <style:style style:name="P259" style:family="paragraph" style:parent-style-name="Text_20_body" style:list-style-name="L2">
      <style:text-properties officeooo:paragraph-rsid="0013d520"/>
    </style:style>
    <style:style style:name="P260" style:family="paragraph" style:parent-style-name="Text_20_body" style:list-style-name="L3">
      <style:text-properties officeooo:paragraph-rsid="0013d520"/>
    </style:style>
    <style:style style:name="P261" style:family="paragraph" style:parent-style-name="Text_20_body" style:list-style-name="L3">
      <style:text-properties officeooo:rsid="00d75e9f" officeooo:paragraph-rsid="0013d520"/>
    </style:style>
    <style:style style:name="P262" style:family="paragraph" style:parent-style-name="Text_20_body" style:list-style-name="L4">
      <style:text-properties officeooo:rsid="00dc956b" officeooo:paragraph-rsid="0013d520"/>
    </style:style>
    <style:style style:name="P263" style:family="paragraph" style:parent-style-name="Text_20_body" style:list-style-name="L5">
      <style:paragraph-properties style:line-height-at-least="0.2709in" fo:text-align="start" style:justify-single-word="false"/>
      <style:text-properties style:font-name="Times New Roman" fo:font-size="12pt" officeooo:paragraph-rsid="0013d520" style:font-size-asian="12pt" style:font-size-complex="12pt"/>
    </style:style>
    <style:style style:name="P264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38ac72" style:font-size-asian="12pt" style:font-name-complex="Verdana" style:font-size-complex="12pt"/>
    </style:style>
    <style:style style:name="P265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34cca3" style:font-size-asian="10pt" style:font-name-complex="Verdana" style:font-size-complex="10pt"/>
    </style:style>
    <style:style style:name="P266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38ac72" style:font-size-asian="10pt" style:font-name-complex="Verdana" style:font-size-complex="10pt"/>
    </style:style>
    <style:style style:name="P267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38ac72" style:font-size-asian="10pt" style:font-name-complex="Verdana" style:font-size-complex="10pt"/>
    </style:style>
    <style:style style:name="P268" style:family="paragraph" style:parent-style-name="Text_20_body">
      <style:text-properties style:font-name="Times New Roman" fo:font-size="10pt" officeooo:rsid="007dc076" officeooo:paragraph-rsid="0038ac72" style:font-size-asian="10pt" style:font-size-complex="10pt"/>
    </style:style>
    <style:style style:name="P269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38ac72" style:font-size-asian="10pt" style:font-weight-asian="normal" style:font-name-complex="Verdana" style:font-size-complex="10pt" style:font-weight-complex="normal"/>
    </style:style>
    <style:style style:name="P270" style:family="paragraph" style:parent-style-name="Text_20_body" style:list-style-name="L3">
      <style:text-properties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271" style:family="paragraph" style:parent-style-name="Text_20_body">
      <style:text-properties fo:font-size="10pt" fo:font-weight="normal" officeooo:rsid="0026045b" officeooo:paragraph-rsid="0038ac72" style:font-size-asian="10pt" style:font-weight-asian="normal" style:font-size-complex="10pt" style:font-weight-complex="normal"/>
    </style:style>
    <style:style style:name="P272" style:family="paragraph" style:parent-style-name="Text_20_body">
      <style:text-properties fo:font-size="10pt" fo:font-weight="normal" officeooo:rsid="0027cb70" officeooo:paragraph-rsid="0038ac72" style:font-size-asian="10pt" style:font-weight-asian="normal" style:font-size-complex="10pt" style:font-weight-complex="normal"/>
    </style:style>
    <style:style style:name="P273" style:family="paragraph" style:parent-style-name="Text_20_body">
      <style:text-properties fo:font-size="10pt" fo:font-weight="normal" officeooo:paragraph-rsid="0038ac72" style:font-size-asian="10pt" style:font-weight-asian="normal" style:font-size-complex="10pt" style:font-weight-complex="normal"/>
    </style:style>
    <style:style style:name="P274" style:family="paragraph" style:parent-style-name="Text_20_body" style:list-style-name="L9">
      <style:text-properties fo:font-size="10pt" officeooo:paragraph-rsid="00243cde" style:font-size-asian="10pt" style:font-size-complex="10pt"/>
    </style:style>
    <style:style style:name="P275" style:family="paragraph" style:parent-style-name="Text_20_body" style:list-style-name="L10">
      <style:text-properties fo:font-size="10pt" officeooo:paragraph-rsid="00243cde" style:font-size-asian="10pt" style:font-size-complex="10pt"/>
    </style:style>
    <style:style style:name="P276" style:family="paragraph" style:parent-style-name="Text_20_body" style:list-style-name="L12">
      <style:text-properties fo:font-size="10pt" officeooo:paragraph-rsid="0027cb70" style:font-size-asian="10pt" style:font-size-complex="10pt"/>
    </style:style>
    <style:style style:name="P277" style:family="paragraph" style:parent-style-name="Text_20_body" style:list-style-name="L13">
      <style:text-properties fo:font-size="10pt" officeooo:paragraph-rsid="0027cb70" style:font-size-asian="10pt" style:font-size-complex="10pt"/>
    </style:style>
    <style:style style:name="P278" style:family="paragraph" style:parent-style-name="Text_20_body">
      <style:text-properties fo:font-size="10pt" officeooo:rsid="0112ce01" officeooo:paragraph-rsid="0038ac72" style:font-size-asian="10pt" style:font-size-complex="10pt"/>
    </style:style>
    <style:style style:name="P279" style:family="paragraph" style:parent-style-name="Text_20_body" style:list-style-name="L17">
      <style:text-properties fo:font-size="10pt" officeooo:paragraph-rsid="0038ac72" style:font-size-asian="10pt" style:font-size-complex="10pt"/>
    </style:style>
    <style:style style:name="P280" style:family="paragraph" style:parent-style-name="Text_20_body" style:list-style-name="L18">
      <style:text-properties fo:font-size="10pt" officeooo:paragraph-rsid="0038ac72" style:font-size-asian="10pt" style:font-size-complex="10pt"/>
    </style:style>
    <style:style style:name="P281" style:family="paragraph" style:parent-style-name="Text_20_body" style:list-style-name="L20">
      <style:text-properties fo:font-size="10pt" officeooo:paragraph-rsid="0038ac72" style:font-size-asian="10pt" style:font-size-complex="10pt"/>
    </style:style>
    <style:style style:name="P282" style:family="paragraph" style:parent-style-name="Text_20_body" style:list-style-name="L21">
      <style:text-properties fo:font-size="10pt" officeooo:paragraph-rsid="0038ac72" style:font-size-asian="10pt" style:font-size-complex="10pt"/>
    </style:style>
    <style:style style:name="P283" style:family="paragraph" style:parent-style-name="Text_20_body">
      <style:text-properties fo:font-size="10pt" officeooo:paragraph-rsid="0038ac72" style:font-size-asian="10pt" style:font-size-complex="10pt"/>
    </style:style>
    <style:style style:name="P284" style:family="paragraph" style:parent-style-name="Text_20_body">
      <style:text-properties fo:font-size="10pt" style:text-underline-style="solid" style:text-underline-width="auto" style:text-underline-color="font-color" fo:font-weight="bold" officeooo:rsid="00159d54" officeooo:paragraph-rsid="0038ac72" style:font-size-asian="10pt" style:font-weight-asian="bold" style:font-size-complex="10pt" style:font-weight-complex="bold"/>
    </style:style>
    <style:style style:name="P285" style:family="paragraph" style:parent-style-name="Text_20_body" style:list-style-name="L3">
      <style:text-properties fo:color="#000000" fo:font-size="12pt" officeooo:paragraph-rsid="0013d520" style:font-size-asian="12pt" style:font-size-complex="12pt"/>
    </style:style>
    <style:style style:name="P286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a885d" style:font-size-asian="10pt" style:font-weight-asian="normal" style:font-name-complex="Verdana" style:font-size-complex="10pt" style:font-weight-complex="normal"/>
    </style:style>
    <style:style style:name="P287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b7269" style:font-size-asian="10pt" style:font-weight-asian="normal" style:font-name-complex="Verdana" style:font-size-complex="10pt" style:font-weight-complex="normal"/>
    </style:style>
    <style:style style:name="P288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89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ce639" style:font-size-asian="10pt" style:font-weight-asian="normal" style:font-name-complex="Verdana" style:font-size-complex="10pt" style:font-weight-complex="normal"/>
    </style:style>
    <style:style style:name="P290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291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92" style:family="paragraph" style:parent-style-name="Text_20_body" style:list-style-name="L1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293" style:family="paragraph" style:parent-style-name="Text_20_body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94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95" style:family="paragraph" style:parent-style-name="Text_20_body" style:list-style-name="L15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6" style:family="paragraph" style:parent-style-name="Text_20_body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7" style:family="paragraph" style:parent-style-name="Text_20_body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8" style:family="paragraph" style:parent-style-name="Text_20_body" style:list-style-name="L1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9" style:family="paragraph" style:parent-style-name="Text_20_body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0" style:family="paragraph" style:parent-style-name="Text_20_body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2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b7269" style:font-size-asian="10pt" style:font-weight-asian="normal" style:font-name-complex="Verdana" style:font-size-complex="10pt" style:font-weight-complex="normal"/>
    </style:style>
    <style:style style:name="P303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04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5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6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307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8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309" style:family="paragraph" style:parent-style-name="Text_20_body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310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311" style:family="paragraph" style:parent-style-name="Text_20_body" style:list-style-name="L15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2" style:family="paragraph" style:parent-style-name="Text_20_body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3" style:family="paragraph" style:parent-style-name="Text_20_body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4" style:family="paragraph" style:parent-style-name="Text_20_body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5" style:family="paragraph" style:parent-style-name="Text_20_body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476d09" officeooo:paragraph-rsid="0033e778" style:font-size-asian="10pt" style:font-weight-asian="normal" style:font-name-complex="Verdana" style:font-size-complex="10pt" style:font-weight-complex="normal"/>
    </style:style>
    <style:style style:name="P31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f63b4" officeooo:paragraph-rsid="0033e778" style:font-size-asian="10pt" style:font-weight-asian="normal" style:font-name-complex="Verdana" style:font-size-complex="10pt" style:font-weight-complex="normal"/>
    </style:style>
    <style:style style:name="P31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320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321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2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8ac72" style:font-size-asian="10pt" style:font-style-asian="italic" style:font-weight-asian="bold" style:font-name-complex="Verdana" style:font-size-complex="10pt" style:font-style-complex="italic" style:font-weight-complex="bold"/>
    </style:style>
    <style:style style:name="P323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2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2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32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2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88ff5" style:font-size-asian="12pt" style:font-style-asian="italic" style:font-weight-asian="bold" style:font-name-complex="Verdana" style:font-size-complex="12pt" style:font-style-complex="italic" style:font-weight-complex="bold"/>
    </style:style>
    <style:style style:name="P32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2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8ac72" style:font-size-asian="12pt" style:font-style-asian="italic" style:font-weight-asian="bold" style:font-name-complex="Verdana" style:font-size-complex="12pt" style:font-style-complex="italic" style:font-weight-complex="bold"/>
    </style:style>
    <style:style style:name="P33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31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32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33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33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78fbd" style:font-size-asian="10pt" style:font-style-asian="italic" style:font-weight-asian="bold" style:font-name-complex="Verdana" style:font-size-complex="10pt" style:font-style-complex="italic" style:font-weight-complex="bold"/>
    </style:style>
    <style:style style:name="P33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3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337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38ac7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38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38ac72" style:font-size-asian="10pt" style:font-style-asian="normal" style:font-size-complex="10pt" style:font-style-complex="normal"/>
    </style:style>
    <style:style style:name="P339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f63b4" officeooo:paragraph-rsid="0028460e" style:font-size-asian="10pt" style:font-weight-asian="normal" style:font-name-complex="Verdana" style:font-size-complex="10pt" style:font-weight-complex="normal"/>
    </style:style>
    <style:style style:name="P340" style:family="paragraph" style:parent-style-name="Text_20_body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38ac72" style:font-size-asian="10pt" style:font-weight-asian="normal" style:font-name-complex="Verdana" style:font-size-complex="10pt" style:font-weight-complex="normal"/>
    </style:style>
    <style:style style:name="P341" style:family="paragraph" style:parent-style-name="Text_20_body" style:list-style-name="L9">
      <style:paragraph-properties fo:text-align="start" style:justify-single-word="false"/>
      <style:text-properties officeooo:paragraph-rsid="0024282d"/>
    </style:style>
    <style:style style:name="P342" style:family="paragraph" style:parent-style-name="Text_20_body" style:list-style-name="L17">
      <style:paragraph-properties fo:text-align="start" style:justify-single-word="false"/>
      <style:text-properties officeooo:paragraph-rsid="0038ac72"/>
    </style:style>
    <style:style style:name="P343" style:family="paragraph" style:parent-style-name="Text_20_body">
      <style:text-properties style:text-position="0% 100%" style:font-name="Times New Roman" fo:font-size="10pt" officeooo:rsid="00476d09" officeooo:paragraph-rsid="0028460e" style:font-size-asian="10pt" style:font-size-complex="10pt"/>
    </style:style>
    <style:style style:name="P344" style:family="paragraph" style:parent-style-name="Text_20_body">
      <style:text-properties officeooo:paragraph-rsid="0038ac72"/>
    </style:style>
    <style:style style:name="P345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320e2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6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3245f5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5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5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35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5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88ff5" style:font-size-asian="12pt" style:font-style-asian="italic" style:font-weight-asian="bold" style:font-name-complex="Verdana" style:font-size-complex="12pt" style:font-style-complex="italic" style:font-weight-complex="bold"/>
    </style:style>
    <style:style style:name="P35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5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5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6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6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34cca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378fbd" style:font-size-asian="10pt" style:font-style-asian="italic" style:font-weight-asian="bold" style:font-name-complex="Verdana" style:font-size-complex="10pt" style:font-style-complex="italic" style:font-weight-complex="bold"/>
    </style:style>
    <style:style style:name="P36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6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6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36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378fbd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36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a5b3ec" officeooo:paragraph-rsid="0034cca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217b5f" officeooo:paragraph-rsid="0034cca3" style:font-size-asian="10pt" style:font-style-asian="italic" style:font-weight-asian="bold" style:font-name-complex="Verdana" style:font-size-complex="10pt" style:font-style-complex="italic" style:font-weight-complex="bold"/>
    </style:style>
    <style:style style:name="P37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7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38ac72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372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73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374" style:family="paragraph" style:parent-style-name="Text_20_body">
      <style:paragraph-properties fo:break-before="auto" fo:break-after="auto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bbf37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ce63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c26f3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26f3" style:font-style-asian="italic" style:font-style-complex="italic"/>
    </style:style>
    <style:style style:name="T8" style:family="text">
      <style:text-properties fo:font-style="italic" officeooo:rsid="00b8d92f" style:font-style-asian="italic" style:font-style-complex="italic"/>
    </style:style>
    <style:style style:name="T9" style:family="text">
      <style:text-properties fo:font-style="italic" officeooo:rsid="00bbf372" style:font-style-asian="italic" style:font-style-complex="italic"/>
    </style:style>
    <style:style style:name="T10" style:family="text">
      <style:text-properties fo:font-style="italic" officeooo:rsid="00e72bbc" style:font-style-asian="italic" style:font-style-complex="italic"/>
    </style:style>
    <style:style style:name="T11" style:family="text">
      <style:text-properties fo:font-style="italic" officeooo:rsid="001b5019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b967ae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c26f3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e0cc49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e211d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e16a08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b967ae" style:font-style-asian="italic" style:font-style-complex="italic"/>
    </style:style>
    <style:style style:name="T20" style:family="text">
      <style:text-properties fo:font-style="italic" style:text-underline-style="none" officeooo:rsid="00e0cc49" style:font-style-asian="italic" style:font-style-complex="italic"/>
    </style:style>
    <style:style style:name="T21" style:family="text">
      <style:text-properties fo:font-style="italic" style:text-underline-style="none" officeooo:rsid="00b98a68" style:font-style-asian="italic" style:font-style-complex="italic"/>
    </style:style>
    <style:style style:name="T22" style:family="text">
      <style:text-properties fo:font-style="italic" style:text-underline-style="none" officeooo:rsid="00ba021d" style:font-style-asian="italic" style:font-style-complex="italic"/>
    </style:style>
    <style:style style:name="T23" style:family="text">
      <style:text-properties fo:font-style="italic" style:text-underline-style="none" officeooo:rsid="00bbf372" style:font-style-asian="italic" style:font-style-complex="italic"/>
    </style:style>
    <style:style style:name="T24" style:family="text">
      <style:text-properties fo:font-style="italic" style:text-underline-style="none" officeooo:rsid="00be2e21" style:font-style-asian="italic" style:font-style-complex="italic"/>
    </style:style>
    <style:style style:name="T25" style:family="text">
      <style:text-properties fo:font-style="italic" style:text-underline-style="none" officeooo:rsid="001c26f3" style:font-style-asian="italic" style:font-style-complex="italic"/>
    </style:style>
    <style:style style:name="T26" style:family="text">
      <style:text-properties fo:font-style="italic" style:text-underline-style="none" officeooo:rsid="00e211dd" style:font-style-asian="italic" style:font-style-complex="italic"/>
    </style:style>
    <style:style style:name="T27" style:family="text">
      <style:text-properties fo:font-style="italic" style:text-underline-style="none" officeooo:rsid="00e16a08" style:font-style-asian="italic" style:font-style-complex="italic"/>
    </style:style>
    <style:style style:name="T28" style:family="text">
      <style:text-properties fo:font-style="italic" style:text-underline-style="none" officeooo:rsid="0020fb16" style:font-style-asian="italic" style:font-style-complex="italic"/>
    </style:style>
    <style:style style:name="T29" style:family="text">
      <style:text-properties fo:font-style="italic" style:text-underline-style="none" officeooo:rsid="0027cb70" style:font-style-asian="italic" style:font-style-complex="italic"/>
    </style:style>
    <style:style style:name="T30" style:family="text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31" style:family="text">
      <style:text-properties fo:font-variant="normal" fo:text-transform="none" fo:color="#000000" style:text-position="0% 100%" style:font-name="Verdana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32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a021d" style:font-style-asian="normal" style:font-weight-asian="normal" style:font-name-complex="Verdana" style:font-style-complex="normal" style:font-weight-complex="normal"/>
    </style:style>
    <style:style style:name="T33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67ae" style:font-weight-asian="normal" style:font-weight-complex="normal"/>
    </style:style>
    <style:style style:name="T35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weight-asian="normal" style:font-name-complex="Verdana" style:font-weight-complex="normal"/>
    </style:style>
    <style:style style:name="T36" style:family="text">
      <style:text-properties fo:font-variant="normal" fo:text-transform="none" fo:color="#000000" style:text-position="0% 100%" style:font-name="Verdana" fo:letter-spacing="normal" fo:font-style="normal" officeooo:rsid="00ba021d" style:font-style-asian="normal" style:font-name-complex="Verdana" style:font-style-complex="normal"/>
    </style:style>
    <style:style style:name="T37" style:family="text">
      <style:text-properties fo:font-variant="normal" fo:text-transform="none" fo:color="#000000" style:text-position="0% 100%" style:font-name="Verdana" fo:letter-spacing="normal" fo:font-style="normal" style:text-underline-style="solid" style:text-underline-width="auto" style:text-underline-color="font-color" fo:font-weight="normal" officeooo:rsid="00b967ae" style:font-weight-asian="normal" style:font-weight-complex="normal"/>
    </style:style>
    <style:style style:name="T38" style:family="text">
      <style:text-properties fo:font-variant="normal" fo:text-transform="none" fo:color="#000000" style:text-position="0% 100%" style:font-name="Verdana" fo:letter-spacing="normal" fo:font-style="normal" style:text-underline-style="solid" style:text-underline-width="auto" style:text-underline-color="font-color" fo:font-weight="normal" officeooo:rsid="003245f5" style:font-weight-asian="normal" style:font-weight-complex="normal"/>
    </style:style>
    <style:style style:name="T39" style:family="text">
      <style:text-properties fo:font-variant="normal" fo:text-transform="none" fo:color="#000000" style:text-position="0% 100%" style:font-name="Verdana" fo:letter-spacing="normal" fo:font-style="italic" style:text-underline-style="solid" style:text-underline-width="auto" style:text-underline-color="font-color" fo:font-weight="normal" officeooo:rsid="00b967ae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bf372" style:font-style-asian="italic" style:font-weight-asian="normal" style:font-name-complex="Verdana" style:font-style-complex="italic" style:font-weight-complex="normal"/>
    </style:style>
    <style:style style:name="T41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name-complex="Verdana" style:font-style-complex="italic" style:font-weight-complex="normal"/>
    </style:style>
    <style:style style:name="T42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26045b" style:font-style-asian="italic" style:font-weight-asian="normal" style:font-name-complex="Verdana" style:font-style-complex="italic" style:font-weight-complex="normal"/>
    </style:style>
    <style:style style:name="T43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44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45" style:family="text">
      <style:text-properties fo:font-variant="normal" fo:text-transform="none" fo:color="#000000" style:text-position="0% 100%" fo:letter-spacing="normal" fo:font-style="normal" style:text-underline-style="none" officeooo:rsid="00b631d4" style:font-style-asian="normal" style:font-style-complex="normal"/>
    </style:style>
    <style:style style:name="T46" style:family="text">
      <style:text-properties fo:font-variant="normal" fo:text-transform="none" fo:color="#000000" style:text-position="0% 100%" fo:letter-spacing="normal" fo:font-style="normal" style:text-underline-style="none" officeooo:rsid="00be2e21" style:font-style-asian="normal" style:font-style-complex="normal"/>
    </style:style>
    <style:style style:name="T47" style:family="text">
      <style:text-properties fo:font-variant="normal" fo:text-transform="none" fo:color="#000000" style:text-position="0% 100%" fo:letter-spacing="normal" fo:font-style="normal" style:text-underline-style="none" officeooo:rsid="001ce639" style:font-style-asian="normal" style:font-style-complex="normal"/>
    </style:style>
    <style:style style:name="T48" style:family="text">
      <style:text-properties fo:font-variant="normal" fo:text-transform="none" fo:color="#000000" style:text-position="0% 100%" fo:letter-spacing="normal" fo:font-style="normal" style:text-underline-style="none" fo:font-weight="normal" officeooo:rsid="00da9e87" style:font-weight-asian="normal" style:font-weight-complex="normal"/>
    </style:style>
    <style:style style:name="T49" style:family="text">
      <style:text-properties fo:font-variant="normal" fo:text-transform="none" fo:color="#000000" style:text-position="0% 100%" fo:letter-spacing="normal" fo:font-style="normal" style:text-underline-style="none" fo:font-weight="normal" officeooo:rsid="00c18d86" style:font-weight-asian="normal" style:font-weight-complex="normal"/>
    </style:style>
    <style:style style:name="T50" style:family="text">
      <style:text-properties fo:font-variant="normal" fo:text-transform="none" fo:color="#000000" style:text-position="0% 100%" fo:letter-spacing="normal" fo:font-style="normal" style:text-underline-style="none" fo:font-weight="normal" officeooo:rsid="00c4c765" style:font-weight-asian="normal" style:font-weight-complex="normal"/>
    </style:style>
    <style:style style:name="T51" style:family="text">
      <style:text-properties fo:font-variant="normal" fo:text-transform="none" fo:color="#000000" style:text-position="0% 100%" fo:letter-spacing="normal" fo:font-style="normal" style:text-underline-style="none" fo:font-weight="normal" officeooo:rsid="0014cc74" style:font-weight-asian="normal" style:font-weight-complex="normal"/>
    </style:style>
    <style:style style:name="T5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c26f3" style:font-style-asian="normal" style:font-style-complex="normal"/>
    </style:style>
    <style:style style:name="T5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54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12ce01" style:font-style-asian="normal" style:font-weight-asian="normal" style:font-name-complex="Verdana" style:font-style-complex="normal" style:font-weight-complex="normal"/>
    </style:style>
    <style:style style:name="T5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be2e21" style:font-style-asian="normal" style:font-style-complex="normal"/>
    </style:style>
    <style:style style:name="T5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1ce639" style:font-style-asian="normal" style:font-style-complex="normal"/>
    </style:style>
    <style:style style:name="T57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adb8ab" style:font-style-asian="italic" style:font-weight-asian="normal" style:font-name-complex="Verdana" style:font-style-complex="italic" style:font-weight-complex="normal"/>
    </style:style>
    <style:style style:name="T58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2ecf" style:font-size-asian="10pt" style:font-weight-asian="normal" style:font-name-complex="Verdana" style:font-size-complex="10pt" style:font-weight-complex="normal"/>
    </style:style>
    <style:style style:name="T59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6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63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64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65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66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67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68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69" style:family="text">
      <style:text-properties fo:font-variant="normal" fo:text-transform="none" fo:color="#3b3835" fo:letter-spacing="normal" fo:font-style="normal" fo:font-weight="normal"/>
    </style:style>
    <style:style style:name="T70" style:family="text">
      <style:text-properties fo:font-variant="normal" fo:text-transform="none" fo:color="#3b3835" fo:letter-spacing="normal" fo:font-style="normal" fo:font-weight="normal" officeooo:rsid="00dc956b"/>
    </style:style>
    <style:style style:name="T71" style:family="text">
      <style:text-properties fo:font-variant="normal" fo:text-transform="none" fo:color="#000080" fo:font-size="14pt" fo:letter-spacing="normal" fo:font-style="normal" fo:font-weight="normal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1c26f3"/>
    </style:style>
    <style:style style:name="T74" style:family="text">
      <style:text-properties style:text-underline-style="none" officeooo:rsid="00e0cc49"/>
    </style:style>
    <style:style style:name="T75" style:family="text">
      <style:text-properties style:text-underline-style="none" officeooo:rsid="00b98a68"/>
    </style:style>
    <style:style style:name="T76" style:family="text">
      <style:text-properties style:text-underline-style="none" style:font-style-asian="normal" style:font-style-complex="normal"/>
    </style:style>
    <style:style style:name="T77" style:family="text">
      <style:text-properties style:text-underline-style="none" officeooo:rsid="00b98a68" style:font-style-asian="normal" style:font-style-complex="normal"/>
    </style:style>
    <style:style style:name="T78" style:family="text">
      <style:text-properties style:text-underline-style="none" officeooo:rsid="00bbf372"/>
    </style:style>
    <style:style style:name="T79" style:family="text">
      <style:text-properties style:text-underline-style="none" officeooo:rsid="00da9e87"/>
    </style:style>
    <style:style style:name="T80" style:family="text">
      <style:text-properties style:text-underline-style="none" officeooo:rsid="00c5cca5"/>
    </style:style>
    <style:style style:name="T81" style:family="text">
      <style:text-properties style:text-underline-style="none" officeooo:rsid="00159d54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4" style:family="text">
      <style:text-properties style:text-underline-style="solid" style:text-underline-width="auto" style:text-underline-color="font-color" officeooo:rsid="00462da3"/>
    </style:style>
    <style:style style:name="T85" style:family="text">
      <style:text-properties officeooo:rsid="00c7bd06"/>
    </style:style>
    <style:style style:name="T86" style:family="text">
      <style:text-properties officeooo:rsid="00d82ecf"/>
    </style:style>
    <style:style style:name="T87" style:family="text">
      <style:text-properties style:text-position="0% 100%"/>
    </style:style>
    <style:style style:name="T88" style:family="text">
      <style:text-properties style:text-position="0% 100%" style:text-underline-style="none" officeooo:rsid="00d82ecf"/>
    </style:style>
    <style:style style:name="T89" style:family="text">
      <style:text-properties style:text-position="0% 100%" style:text-underline-style="none" officeooo:rsid="00131ee1"/>
    </style:style>
    <style:style style:name="T90" style:family="text">
      <style:text-properties style:text-position="0% 100%" style:text-underline-style="none" officeooo:rsid="00bbf372" style:font-style-asian="normal" style:font-style-complex="normal"/>
    </style:style>
    <style:style style:name="T91" style:family="text">
      <style:text-properties style:text-position="0% 100%" style:text-underline-style="none" officeooo:rsid="0027cb70" style:font-style-asian="normal" style:font-style-complex="normal"/>
    </style:style>
    <style:style style:name="T92" style:family="text">
      <style:text-properties style:text-position="0% 100%" style:text-underline-style="none" officeooo:rsid="00476d09"/>
    </style:style>
    <style:style style:name="T93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94" style:family="text">
      <style:text-properties style:text-position="0% 100%" style:font-name="Times New Roman" fo:font-size="14pt" fo:font-weight="normal" officeooo:rsid="00b12e77" style:font-size-asian="14pt" style:font-weight-asian="normal" style:font-size-complex="14pt" style:font-weight-complex="normal"/>
    </style:style>
    <style:style style:name="T95" style:family="text">
      <style:text-properties style:text-position="0% 100%" style:font-name="Times New Roman" fo:font-size="14pt" fo:font-weight="normal" officeooo:rsid="00416bb9" style:font-size-asian="14pt" style:font-weight-asian="normal" style:font-size-complex="14pt" style:font-weight-complex="normal"/>
    </style:style>
    <style:style style:name="T96" style:family="text">
      <style:text-properties style:text-position="0% 100%" style:font-name="Times New Roman" fo:font-size="14pt" fo:font-weight="normal" officeooo:rsid="00af15be" style:font-size-asian="14pt" style:font-weight-asian="normal" style:font-size-complex="14pt" style:font-weight-complex="normal"/>
    </style:style>
    <style:style style:name="T97" style:family="text">
      <style:text-properties style:text-position="0% 100%" style:font-name="Times New Roman" fo:font-size="14pt" fo:font-style="italic" fo:font-weight="normal" officeooo:rsid="00af15b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position="0% 100%" style:font-name="Times New Roman" fo:font-size="14pt" style:font-size-asian="14pt" style:font-size-complex="14pt"/>
    </style:style>
    <style:style style:name="T99" style:family="text">
      <style:text-properties style:text-position="0% 100%" style:font-name="Times New Roman" fo:font-size="14pt" officeooo:rsid="00b12e77" style:font-size-asian="14pt" style:font-size-complex="14pt"/>
    </style:style>
    <style:style style:name="T100" style:family="text">
      <style:text-properties style:text-position="0% 100%" fo:font-size="10pt" fo:font-weight="normal" officeooo:rsid="00756610" style:font-size-asian="10pt" style:font-style-asian="italic" style:font-size-complex="10pt" style:font-style-complex="italic"/>
    </style:style>
    <style:style style:name="T101" style:family="text">
      <style:text-properties style:text-position="0% 100%" fo:font-size="10pt" fo:font-weight="normal" officeooo:rsid="00217b5f" style:font-size-asian="10pt" style:font-style-asian="italic" style:font-size-complex="10pt" style:font-style-complex="italic"/>
    </style:style>
    <style:style style:name="T102" style:family="text">
      <style:text-properties style:text-position="0% 100%" fo:font-size="10pt" fo:font-weight="normal" officeooo:rsid="008536ac" style:font-size-asian="10pt" style:font-style-asian="italic" style:font-size-complex="10pt" style:font-style-complex="italic"/>
    </style:style>
    <style:style style:name="T103" style:family="text">
      <style:text-properties style:text-position="0% 100%" fo:font-size="10pt" fo:font-weight="normal" officeooo:rsid="011fecd8" style:font-size-asian="10pt" style:font-style-asian="italic" style:font-size-complex="10pt" style:font-style-complex="italic"/>
    </style:style>
    <style:style style:name="T104" style:family="text">
      <style:text-properties style:text-position="0% 100%" fo:font-size="10pt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5" style:family="text">
      <style:text-properties style:text-position="0% 100%" fo:font-size="10pt" style:text-underline-style="solid" style:text-underline-width="auto" style:text-underline-color="font-color" fo:font-weight="bold" officeooo:rsid="00217b5f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text-position="0% 100%" fo:font-size="10pt" style:text-underline-style="solid" style:text-underline-width="auto" style:text-underline-color="font-color" fo:font-weight="bold" officeooo:rsid="011fecd8" style:font-size-asian="10pt" style:font-style-asian="italic" style:font-weight-asian="bold" style:font-size-complex="10pt" style:font-style-complex="italic" style:font-weight-complex="bold"/>
    </style:style>
    <style:style style:name="T107" style:family="text">
      <style:text-properties style:text-position="0% 100%" fo:font-size="10pt" style:text-underline-style="solid" style:text-underline-width="auto" style:text-underline-color="font-color" style:font-size-asian="10pt" style:font-size-complex="10pt"/>
    </style:style>
    <style:style style:name="T108" style:family="text">
      <style:text-properties style:text-position="0% 100%" fo:font-size="10pt" style:text-underline-style="solid" style:text-underline-width="auto" style:text-underline-color="font-color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9" style:family="text">
      <style:text-properties style:text-position="0% 100%" fo:font-size="10pt" style:font-size-asian="10pt" style:font-size-complex="10pt"/>
    </style:style>
    <style:style style:name="T110" style:family="text">
      <style:text-properties style:text-position="0% 100%" fo:font-style="italic" style:text-underline-style="none" officeooo:rsid="00b98a68" style:font-style-asian="italic" style:font-style-complex="italic"/>
    </style:style>
    <style:style style:name="T111" style:family="text">
      <style:text-properties style:text-position="0% 100%" fo:font-style="italic" style:text-underline-style="none" officeooo:rsid="00ba021d" style:font-style-asian="italic" style:font-style-complex="italic"/>
    </style:style>
    <style:style style:name="T112" style:family="text">
      <style:text-properties style:text-position="0% 100%" fo:font-style="italic" style:text-underline-style="solid" style:text-underline-width="auto" style:text-underline-color="font-color" officeooo:rsid="00bbf372" style:font-style-asian="italic" style:font-style-complex="italic"/>
    </style:style>
    <style:style style:name="T113" style:family="text">
      <style:text-properties style:text-position="0% 100%" officeooo:rsid="0020fb16"/>
    </style:style>
    <style:style style:name="T114" style:family="text">
      <style:text-properties style:text-position="0% 100%" officeooo:rsid="0112ce01"/>
    </style:style>
    <style:style style:name="T115" style:family="text">
      <style:text-properties style:text-position="0% 100%" officeooo:rsid="01038d06"/>
    </style:style>
    <style:style style:name="T116" style:family="text">
      <style:text-properties style:text-position="0% 100%" style:text-underline-style="solid" style:text-underline-width="auto" style:text-underline-color="font-color"/>
    </style:style>
    <style:style style:name="T117" style:family="text">
      <style:text-properties style:text-position="0% 100%" style:text-underline-style="solid" style:text-underline-width="auto" style:text-underline-color="font-color" officeooo:rsid="00476d09"/>
    </style:style>
    <style:style style:name="T118" style:family="text">
      <style:text-properties style:text-position="0% 100%" officeooo:rsid="010caa78" style:font-weight-asian="normal" style:font-weight-complex="normal"/>
    </style:style>
    <style:style style:name="T119" style:family="text">
      <style:text-properties style:text-position="0% 100%" officeooo:rsid="00f3c5f5" style:font-weight-asian="normal" style:font-weight-complex="normal"/>
    </style:style>
    <style:style style:name="T120" style:family="text">
      <style:text-properties style:text-position="0% 100%" officeooo:rsid="00476d09"/>
    </style:style>
    <style:style style:name="T121" style:family="text">
      <style:text-properties style:text-position="0% 100%" officeooo:rsid="002ea71a"/>
    </style:style>
    <style:style style:name="T122" style:family="text">
      <style:text-properties style:text-position="0% 100%" officeooo:rsid="011576ca"/>
    </style:style>
    <style:style style:name="T123" style:family="text">
      <style:text-properties officeooo:rsid="00da9e87"/>
    </style:style>
    <style:style style:name="T124" style:family="text">
      <style:text-properties fo:font-style="normal"/>
    </style:style>
    <style:style style:name="T125" style:family="text">
      <style:text-properties fo:font-style="normal" officeooo:rsid="0028460e" style:font-style-asian="normal" style:font-style-complex="normal"/>
    </style:style>
    <style:style style:name="T126" style:family="text">
      <style:text-properties officeooo:rsid="00d8e61c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fo:font-style="normal"/>
    </style:style>
    <style:style style:name="T129" style:family="text">
      <style:text-properties style:font-name="Times New Roman" fo:font-style="normal" officeooo:rsid="00d8e61c"/>
    </style:style>
    <style:style style:name="T130" style:family="text">
      <style:text-properties style:font-name="Times New Roman" fo:font-style="normal" officeooo:rsid="00da9e87"/>
    </style:style>
    <style:style style:name="T131" style:family="text">
      <style:text-properties style:font-name="Times New Roman" fo:font-size="10pt" fo:font-style="normal" style:font-size-asian="10pt" style:font-size-complex="10pt"/>
    </style:style>
    <style:style style:name="T132" style:family="text">
      <style:text-properties style:font-name="Times New Roman" fo:font-size="10pt" fo:font-style="normal" officeooo:rsid="00d8e61c" style:font-size-asian="10pt" style:font-size-complex="10pt"/>
    </style:style>
    <style:style style:name="T133" style:family="text">
      <style:text-properties style:font-name="Times New Roman" fo:font-size="10pt" fo:font-style="normal" officeooo:rsid="00da9e87" style:font-size-asian="10pt" style:font-size-complex="10pt"/>
    </style:style>
    <style:style style:name="T134" style:family="text">
      <style:text-properties style:font-name="Times New Roman" officeooo:rsid="01038d06"/>
    </style:style>
    <style:style style:name="T135" style:family="text">
      <style:text-properties style:font-name="Times New Roman" officeooo:rsid="0112ce01"/>
    </style:style>
    <style:style style:name="T136" style:family="text">
      <style:text-properties style:font-name="Times New Roman" officeooo:rsid="001ce639"/>
    </style:style>
    <style:style style:name="T137" style:family="text">
      <style:text-properties style:font-name="Times New Roman" style:text-underline-style="none" officeooo:rsid="00b98a68"/>
    </style:style>
    <style:style style:name="T138" style:family="text">
      <style:text-properties officeooo:rsid="00e211dd"/>
    </style:style>
    <style:style style:name="T139" style:family="text">
      <style:text-properties officeooo:rsid="00def9b1"/>
    </style:style>
    <style:style style:name="T140" style:family="text">
      <style:text-properties officeooo:rsid="00f7262b"/>
    </style:style>
    <style:style style:name="T141" style:family="text">
      <style:text-properties officeooo:rsid="0013d520"/>
    </style:style>
    <style:style style:name="T142" style:family="text">
      <style:text-properties officeooo:rsid="0016db75"/>
    </style:style>
    <style:style style:name="T143" style:family="text">
      <style:text-properties officeooo:rsid="001a885d"/>
    </style:style>
    <style:style style:name="T144" style:family="text">
      <style:text-properties officeooo:rsid="001ce639"/>
    </style:style>
    <style:style style:name="T145" style:family="text">
      <style:text-properties officeooo:rsid="001d32d4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fo:font-size="10pt" fo:font-style="normal" style:font-size-asian="10pt" style:font-size-complex="10pt"/>
    </style:style>
    <style:style style:name="T148" style:family="text">
      <style:text-properties fo:font-size="10pt" fo:font-style="normal" officeooo:rsid="00d8e61c" style:font-size-asian="10pt" style:font-size-complex="10pt"/>
    </style:style>
    <style:style style:name="T149" style:family="text">
      <style:text-properties fo:font-size="10pt" fo:font-style="normal" officeooo:rsid="00da9e87" style:font-size-asian="10pt" style:font-size-complex="10pt"/>
    </style:style>
    <style:style style:name="T150" style:family="text">
      <style:text-properties officeooo:rsid="001d6a7d"/>
    </style:style>
    <style:style style:name="T151" style:family="text">
      <style:text-properties officeooo:rsid="001f9325"/>
    </style:style>
    <style:style style:name="T152" style:family="text">
      <style:text-properties officeooo:rsid="0020fb16"/>
    </style:style>
    <style:style style:name="T153" style:family="text">
      <style:text-properties officeooo:rsid="002320e2"/>
    </style:style>
    <style:style style:name="T154" style:family="text">
      <style:text-properties officeooo:rsid="00243cde"/>
    </style:style>
    <style:style style:name="T155" style:family="text">
      <style:text-properties officeooo:rsid="011576ca"/>
    </style:style>
    <style:style style:name="T156" style:family="text">
      <style:text-properties officeooo:rsid="00fa1b41"/>
    </style:style>
    <style:style style:name="T157" style:family="text">
      <style:text-properties officeooo:rsid="0112ce01"/>
    </style:style>
    <style:style style:name="T158" style:family="text">
      <style:text-properties officeooo:rsid="010caa78"/>
    </style:style>
    <style:style style:name="T159" style:family="text">
      <style:text-properties officeooo:rsid="0054ec58"/>
    </style:style>
    <style:style style:name="T160" style:family="text">
      <style:text-properties officeooo:rsid="010d332d"/>
    </style:style>
    <style:style style:name="T161" style:family="text">
      <style:text-properties officeooo:rsid="010a11cb"/>
    </style:style>
    <style:style style:name="T162" style:family="text">
      <style:text-properties officeooo:rsid="011736cd"/>
    </style:style>
    <style:style style:name="T163" style:family="text">
      <style:text-properties officeooo:rsid="0028460e"/>
    </style:style>
    <style:style style:name="T164" style:family="text">
      <style:text-properties officeooo:rsid="0028ccce"/>
    </style:style>
    <style:style style:name="T165" style:family="text">
      <style:text-properties officeooo:rsid="011fecd8"/>
    </style:style>
    <style:style style:name="T166" style:family="text">
      <style:text-properties officeooo:rsid="002ea71a"/>
    </style:style>
    <style:style style:name="T167" style:family="text">
      <style:text-properties fo:font-size="12pt" officeooo:rsid="01038d06" style:font-size-asian="12pt" style:font-size-complex="12pt"/>
    </style:style>
    <style:style style:name="T168" style:family="text">
      <style:text-properties officeooo:rsid="0030336e"/>
    </style:style>
    <style:style style:name="T169" style:family="text">
      <style:text-properties officeooo:rsid="00314e18"/>
    </style:style>
    <style:style style:name="T170" style:family="text">
      <style:text-properties officeooo:rsid="0101f244"/>
    </style:style>
    <style:style style:name="T171" style:family="text">
      <style:text-properties style:font-name="Times New Roman"/>
    </style:style>
    <style:style style:name="T172" style:family="text">
      <style:text-properties officeooo:rsid="0034cca3"/>
    </style:style>
    <style:style style:name="T173" style:family="text">
      <style:text-properties officeooo:rsid="00378fbd"/>
    </style:style>
    <style:style style:name="T174" style:family="text">
      <style:text-properties officeooo:rsid="0038ac72"/>
    </style:style>
    <style:style style:name="T175" style:family="text">
      <style:text-properties officeooo:rsid="0039b678"/>
    </style:style>
    <style:style style:name="T176" style:family="text">
      <style:text-properties officeooo:rsid="01038d06"/>
    </style:style>
    <style:style style:name="T177" style:family="text">
      <style:text-properties officeooo:rsid="003aa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4">Allow for mistakes/errors</text:p>
      <text:p text:style-name="P334">Allow student to ask and pursue “what – if” questions</text:p>
      <text:p text:style-name="P163"/>
      <text:p text:style-name="P164">Notes for writing</text:p>
      <text:p text:style-name="P163">Note iterative approach in the tables – constantly question – ensure on the right path – opportunity to change plan – like writing etc. solving problems must yield to discoveries and new learning – begin to see things differently as we explore problems.</text:p>
      <text:p text:style-name="P86"/>
      <text:p text:style-name="P86"/>
      <text:p text:style-name="P164">Develop a glossary with terms and examples such as “mathematical sentence”</text:p>
      <text:p text:style-name="P86"/>
      <text:p text:style-name="P86">1. <text:tab/>The <text:span text:style-name="T1">purpose</text:span> of the problem is ______________________________________________.</text:p>
      <text:p text:style-name="P86"><text:s/><text:tab/><text:span text:style-name="T6">(State as accurately as possible, the purpose for solving the problem. What exactly are we <text:tab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<text:p text:style-name="P86">2.<text:tab/>The key <text:span text:style-name="T1">question</text:span> or <text:span text:style-name="T1">problem</text:span> is _______________________________________________.</text:p>
      <text:p text:style-name="P86"><text:tab/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<text:tab/>problem down into sub-problems? </text:span><text:span text:style-name="T10">Can I categorize the problem into a particular type?</text:span><text:span text:style-name="T8">)</text:span></text:p>
      <text:p text:style-name="P86">3.<text:tab/>The most important<text:span text:style-name="T6"> information</text:span> for addressing and solving the problem is ___________<text:tab/>________________________________________________________________________.</text:p>
      <text:p text:style-name="P26"><text:span text:style-name="T12">(Identify key information needed, or presupposed for addressing the problem. Here we are looking for facts or data relevant</text:span><text:span text:style-name="T13"> to </text:span><text:span text:style-name="T12">the problem, </text:span><text:span text:style-name="T14">What information such as data, and facts </text:span><text:span text:style-name="T15">d</text:span><text:span text:style-name="T14">o I have? What </text:span><text:span text:style-name="T5">information</text:span><text:span text:style-name="T14"> do I need to answer the question? Does it seem that some </text:span><text:span text:style-name="T5">information</text:span><text:span text:style-name="T14"> is still missing? </text:span><text:span text:style-name="T16">H</text:span><text:span text:style-name="T17">ow is information </text:span><text:span text:style-name="T16">to be </text:span><text:span text:style-name="T17">accessed and used?</text:span><text:span text:style-name="T13">)</text:span></text:p>
      <text:p text:style-name="P20"><text:span text:style-name="T30">4.<text:tab/>The key </text:span><text:span text:style-name="T31">concepts</text:span><text:span text:style-name="T30"> we need to understand in this problem are <text:s/>____________________</text:span></text:p>
      <text:p text:style-name="P4"><text:tab/>_____________________________________________________________________.</text:p>
      <text:p text:style-name="P9"><text:span text:style-name="T73"><text:tab/></text:span><text:span text:style-name="T74">(</text:span><text:span text:style-name="T19">What concepts or content (theorems, definitions, formulas, etc.) do we need to <text:tab/>understand for reaching a solution?</text:span><text:span text:style-name="T20">)</text:span><text:span text:style-name="T19"> </text:span></text:p>
      <text:p text:style-name="P5"/>
      <text:p text:style-name="P10"><text:span text:style-name="T73">5.<text:tab/></text:span><text:span text:style-name="T75">The main assumption(s) underlying our understanding of the problem is (are) __________</text:span></text:p>
      <text:p text:style-name="P6"><text:tab/>________________________________________________________________________.</text:p>
      <text:p text:style-name="P10"><text:span text:style-name="T75"><text:tab/></text:span><text:span text:style-name="T21">(What is the author or problem as stated taking for granted? </text:span><text:span text:style-name="T22">What assumptions are we <text:tab/>making? Are our assumptions justifiable? </text:span><text:span text:style-name="T21">Assumptions are </text:span><text:span text:style-name="T22">generalizations that might <text:tab/>be questioned and are most often unstated.)</text:span></text:p>
      <text:p text:style-name="P15"/>
      <text:p text:style-name="P12"><text:span text:style-name="T18">6.<text:tab/></text:span><text:span text:style-name="T76">The basis for our </text:span><text:span text:style-name="T83">inferences </text:span><text:span text:style-name="T76">and </text:span><text:span text:style-name="T83">interpretations</text:span><text:span text:style-name="T76"> at this point are</text:span><text:span text:style-name="T77"> __________________</text:span></text:p>
      <text:p text:style-name="P6"><text:tab/>_______________________________________________________________________.</text:p>
      <text:p text:style-name="P10"><text:span text:style-name="T21"><text:tab/></text:span><text:span text:style-name="T22">(Is there another way to interpret the information? Can I justify my interpretation of the <text:tab/>information or problem to be solved? Have</text:span><text:span text:style-name="T23"> I made any inferences beyond what the <text:tab/>evide</text:span><text:span text:style-name="T28">nce</text:span><text:span text:style-name="T23"> implies? Are my inference consistent?</text:span><text:span text:style-name="T22">)</text:span></text:p>
      <text:p text:style-name="P15"/>
      <text:p text:style-name="P13"><text:span text:style-name="T72">7.<text:tab/></text:span><text:span text:style-name="T78">The most important </text:span><text:span text:style-name="T3">conclusion(s)</text:span><text:span text:style-name="T78"> or Implication(s) in solving this problem is (are)?______</text:span></text:p>
      <text:p text:style-name="P1"><text:tab/>________________________________________________________________________.</text:p>
      <text:p text:style-name="P25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</text:span></text:p>
      <text:p text:style-name="P16"/>
      <text:p text:style-name="P2">8.<text:tab/>The main point(s) of view or perspective(s) represented in this problem is (are)?________</text:p>
      <text:p text:style-name="P2"><text:tab/>________________________________________________________________________.</text:p>
      <text:p text:style-name="P14"><text:span text:style-name="T72"><text:tab/></text:span><text:span text:style-name="T18">(Could I work the problem using a different approach or technique? How can we check our <text:tab/>results? ) </text:span></text:p>
      <text:p text:style-name="P2"><text:soft-page-break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Universal Intellectual Standards</text:p>
          </table:table-cell>
          <table:table-cell table:style-name="Table7.B1" office:value-type="string">
            <text:p text:style-name="P165">Questions for Applying Standards</text:p>
          </table:table-cell>
        </table:table-row>
        <table:table-row>
          <table:table-cell table:style-name="Table7.A2" office:value-type="string">
            <text:p text:style-name="P86"><text:span text:style-name="T85">1. </text:span>Clarity – understandable, the meaning can be understood</text:p>
          </table:table-cell>
          <table:table-cell table:style-name="Table7.B2" office:value-type="string">
            <text:list xml:id="list4645712964709146698" text:style-name="L1">
              <text:list-item>
                <text:p text:style-name="P257">Could you state it in other words?</text:p>
              </text:list-item>
              <text:list-item>
                <text:p text:style-name="P258">Could you draw a picture of the problem situation?</text:p>
              </text:list-item>
              <text:list-item>
                <text:p text:style-name="P257"><text:span text:style-name="T43">Could you explain w</text:span><text:span text:style-name="T44">hat </text:span><text:span text:style-name="T43">you </text:span><text:span text:style-name="T44">do not understand about the </text:span><text:span text:style-name="T52">problem or question</text:span><text:span text:style-name="T44">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85">2. <text:s/></text:span>Accurate – free of errors -</text:p>
            <text:p text:style-name="P21">facts, definitions, and algorithmic procedures the individual brings to the problem situation may or may not be correct; <text:s/>inventory students knowledge about terms they are using:</text:p>
            <text:p text:style-name="P21"/>
            <text:p text:style-name="P21">a.k now nothing about</text:p>
            <text:p text:style-name="P21">b. know about the </text:p>
            <text:p text:style-name="P21"><text:s/>existence of, but</text:p>
            <text:p text:style-name="P21"><text:s/>nothing about the</text:p>
            <text:p text:style-name="P21"><text:s/>details of</text:p>
            <text:p text:style-name="P21">c. partially recall or</text:p>
            <text:p text:style-name="P21"><text:s/>suspect the details, </text:p>
            <text:p text:style-name="P21"><text:s/>but with little certainty</text:p>
            <text:p text:style-name="P21">d. confidently believe</text:p>
          </table:table-cell>
          <table:table-cell table:style-name="Table7.B2" office:value-type="string">
            <text:list xml:id="list3464269243528252363" text:style-name="L2">
              <text:list-item>
                <text:p text:style-name="P259">How can we check to see if the information you are using is accurate? (accuracy)</text:p>
              </text:list-item>
            </text:list>
            <text:list xml:id="list1238053398882426088" text:style-name="L3">
              <text:list-item>
                <text:p text:style-name="P260">How can I check to see if I am interpreting the information accurately? </text:p>
              </text:list-item>
              <text:list-item>
                <text:p text:style-name="P260"><text:span text:style-name="T86">Do </text:span>my assumptions make sense?</text:p>
              </text:list-item>
              <text:list-item>
                <text:p text:style-name="P260"><text:span text:style-name="T88">Am I assuming </text:span><text:span text:style-name="T89">information is accurate rather than simply accept it as true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123">3. </text:span>Precise- exact to necessary detail – <text:span text:style-name="Emphasis"><text:span text:style-name="T124">degree of precision appropriate for the problem context. </text:span></text:span></text:p>
            <text:p text:style-name="P86"><text:span text:style-name="T86">a</text:span>ppropriate attention to details through explicit and accurate use of language <text:span text:style-name="T126">including mathematical terms, definitions, labels, analogies, concepts, </text:span>and <text:span text:style-name="T126">symbols.</text:span> <text:s text:c="2"/></text:p>
            <text:p text:style-name="P86"/>
            <text:list xml:id="list123654486163874" text:continue-numbering="true" text:style-name="L3">
              <text:list-header>
                <text:p text:style-name="P229"/>
              </text:list-header>
            </text:list>
          </table:table-cell>
          <table:table-cell table:style-name="Table7.B2" office:value-type="string">
            <text:list xml:id="list123654487171498" text:continue-numbering="true" text:style-name="L3">
              <text:list-item>
                <text:p text:style-name="P260">Could you be more precise? </text:p>
              </text:list-item>
              <text:list-item>
                <text:p text:style-name="P260">Am I being specific?</text:p>
              </text:list-item>
              <text:list-item>
                <text:p text:style-name="P260">Am I providing details?</text:p>
              </text:list-item>
              <text:list-item>
                <text:p text:style-name="P260">Do I need more details?</text:p>
              </text:list-item>
              <text:list-item>
                <text:p text:style-name="P260">Could you provide more details?</text:p>
              </text:list-item>
              <text:list-item>
                <text:p text:style-name="P260">Could be more exact or specific?</text:p>
              </text:list-item>
              <text:list-item>
                <text:p text:style-name="P260"><text:span text:style-name="Emphasis"><text:span text:style-name="T129">Could </text:span></text:span><text:span text:style-name="Emphasis"><text:span text:style-name="T130">stat</text:span></text:span><text:span text:style-name="Emphasis"><text:span text:style-name="T129">e </text:span></text:span><text:span text:style-name="Emphasis"><text:span text:style-name="T130">your understanding</text:span></text:span><text:span text:style-name="Emphasis"><text:span text:style-name="T129"> of the math term </text:span></text:span><text:span text:style-name="Emphasis"><text:span text:style-name="T130">you are</text:span></text:span><text:span text:style-name="Emphasis"><text:span text:style-name="T129"> using i</text:span></text:span><text:span text:style-name="Emphasis"><text:span text:style-name="T128">n </text:span></text:span><text:span text:style-name="Emphasis"><text:span text:style-name="T130">your </text:span></text:span><text:span text:style-name="Emphasis"><text:span text:style-name="T128">reasoning? </text:span></text:span></text:p>
              </text:list-item>
              <text:list-item>
                <text:p text:style-name="P260"><text:span text:style-name="Emphasis"><text:span text:style-name="T129">Could you </text:span></text:span><text:span text:style-name="Emphasis"><text:span text:style-name="T128">state </text:span></text:span><text:span text:style-name="Emphasis"><text:span text:style-name="T130">more explicitly </text:span></text:span><text:span text:style-name="Emphasis"><text:span text:style-name="T128">the meaning of, </text:span></text:span><text:span text:style-name="Emphasis"><text:span text:style-name="T130">or elaborate on, (choose) the math term, definition, skill, procedure, </text:span></text:span><text:span text:style-name="Emphasis"><text:span text:style-name="T128">symbol</text:span></text:span><text:span text:style-name="Emphasis"><text:span text:style-name="T130">(</text:span></text:span><text:span text:style-name="Emphasis"><text:span text:style-name="T128">s</text:span></text:span><text:span text:style-name="Emphasis"><text:span text:style-name="T130">)</text:span></text:span><text:span text:style-name="Emphasis"><text:span text:style-name="T128">, units of measure, labeling </text:span></text:span><text:span text:style-name="Emphasis"><text:span text:style-name="T130">of </text:span></text:span><text:span text:style-name="Emphasis"><text:span text:style-name="T128">axes, </text:span></text:span><text:span text:style-name="Emphasis"><text:span text:style-name="T130">etc. that you are using?</text:span></text:span><text:span text:style-name="T127"> </text:span></text:p>
                <text:p text:style-name="P229"/>
              </text:list-item>
            </text:list>
          </table:table-cell>
        </table:table-row>
        <text:soft-page-break/>
        <table:table-row>
          <table:table-cell table:style-name="Table7.A2" office:value-type="string">
            <text:p text:style-name="P86"><text:span text:style-name="T48">4. R</text:span><text:span text:style-name="T49">elevance – relating to the problem o</text:span><text:span text:style-name="T50">r</text:span><text:span text:style-name="T49"> issue at hand – </text:span><text:span text:style-name="T51">I want to make sure I use information relevant to the problem. </text:span></text:p>
            <text:p text:style-name="P106"/>
          </table:table-cell>
          <table:table-cell table:style-name="Table7.B2" office:value-type="string">
            <text:list xml:id="list123654493148259" text:continue-numbering="true" text:style-name="L3">
              <text:list-item>
                <text:p text:style-name="P260">How is <text:span text:style-name="T123">what</text:span> you are doing is relevant to the question? <text:span text:style-name="T138">What information relevant to the mathematical situation or problem at hand do I possess, and how is that information accessed and used?</text:span></text:p>
                <text:p text:style-name="P261"/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79">5. </text:span><text:span text:style-name="T72">Depth - <text:s/></text:span><text:span text:style-name="T80">relates to the complexities </text:span><text:span text:style-name="T79">and rigor involved in</text:span><text:span text:style-name="T80"> the issue or problem, in contrast to superficial</text:span><text:span text:style-name="T79"> understandings or treatment</text:span></text:p>
            <text:p text:style-name="P126"><text:s/></text:p>
          </table:table-cell>
          <table:table-cell table:style-name="Table7.B2" office:value-type="string">
            <text:list xml:id="list4434549473352876557" text:style-name="L4">
              <text:list-item>
                <text:p text:style-name="P262">What makes this a difficult problem?</text:p>
              </text:list-item>
            </text:list>
            <text:list xml:id="list3935826753443282887" text:style-name="L5">
              <text:list-item>
                <text:p text:style-name="P263"><text:span text:style-name="T70">What concepts are involved in solving this problem?How are the concepts </text:span><text:span text:style-name="T69">connect</text:span><text:span text:style-name="T70">ed?</text:span></text:p>
              </text:list-item>
              <text:list-item>
                <text:p text:style-name="P263"><text:span text:style-name="T70">What resources will we need in order to solve this problem?</text:span> 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139">6. </text:span>Breadth- encompasses multiple view points or representations. Most math concepts, problems and solutions can be represented using symbols, numbers, graphs, or descriptively using one's language.</text:p>
          </table:table-cell>
          <table:table-cell table:style-name="Table7.B2" office:value-type="string">
            <text:p text:style-name="P86">Can you articulate another reasonable ways of looking at the issue(breadth</text:p>
          </table:table-cell>
        </table:table-row>
        <table:table-row>
          <table:table-cell table:style-name="Table7.A2" office:value-type="string">
            <text:p text:style-name="P86">Logic – thinking makes sense, no contradictions, able to follow reasoning</text:p>
            <text:p text:style-name="P86"/>
          </table:table-cell>
          <table:table-cell table:style-name="Table7.B2" office:value-type="string">
            <text:list xml:id="list123654497143862" text:continue-list="list123654493148259" text:style-name="L3">
              <text:list-item>
                <text:p text:style-name="P270">Can you express the logic that you used (logic</text:p>
              </text:list-item>
              <text:list-item>
                <text:p text:style-name="P260"><text:span text:style-name="T61">Planning results in an outline of the logical steps required to obtain a solution. In many cases the logical steps are conveniently expressed as mathematic</text:span><text:span text:style-name="T71">s.</text:span> </text:p>
              </text:list-item>
              <text:list-item>
                <text:p text:style-name="P260">Can you provide a flow-chart of your thinking?</text:p>
              </text:list-item>
              <text:list-item>
                <text:p text:style-name="P260">Am I clearly making connections between parts of the problem?</text:p>
              </text:list-item>
            </text:list>
          </table:table-cell>
        </table:table-row>
        <table:table-row>
          <table:table-cell table:style-name="Table7.A2" office:value-type="string">
            <text:p text:style-name="P86">Significance – focuses on most important, not trivial</text:p>
            <text:p text:style-name="P86">What is the most central idea to solving the problem?</text:p>
            <text:p text:style-name="P86">Which of the facts are most important?</text:p>
            <text:p text:style-name="P86"/>
          </table:table-cell>
          <table:table-cell table:style-name="Table7.B2" office:value-type="string">
            <text:list xml:id="list123654499162677" text:continue-numbering="true" text:style-name="L3">
              <text:list-item>
                <text:p text:style-name="P260">Have you focused on the most significant issue in in dealing with this problem(significant)</text:p>
              </text:list-item>
              <text:list-item>
                <text:p text:style-name="P261">What math concepts are basic in the problem?</text:p>
              </text:list-item>
              <text:list-item>
                <text:p text:style-name="P285"><text:span text:style-name="T140">W</text:span>hat information is important, what information can be ignored, and what additional information may be needed? </text:p>
              </text:list-item>
            </text:list>
          </table:table-cell>
        </table:table-row>
        <table:table-row table:style-name="Table7.10">
          <table:table-cell table:style-name="Table7.A10" office:value-type="string">
            <text:p text:style-name="P86">Fairness – justifiable, multiple viewpoints or representations</text:p>
          </table:table-cell>
          <table:table-cell table:style-name="Table7.B10" office:value-type="string">
            <text:p text:style-name="P86">drawing a clear line between the results, on the one hand, and your judgment calls about how those results support a hypothesis. </text:p>
            <text:list xml:id="list123654501166083" text:continue-numbering="true" text:style-name="L3">
              <text:list-item>
                <text:p text:style-name="P198">students in multiple ways using different solution strategies</text:p>
              </text:list-item>
              <text:list-item>
                <text:p text:style-name="P230">the problem can be approached by a different solutions or decision or positions stat can be taken or defended)</text:p>
              </text:list-item>
            </text:list>
            <text:p text:style-name="P166"><text:soft-page-break/></text:p>
          </table:table-cell>
        </table:table-row>
      </table:table>
      <text:p text:style-name="P7"/>
      <text:p text:style-name="P88"/>
      <text:p text:style-name="P88"/>
      <text:p text:style-name="P88"/>
      <text:p text:style-name="P88"/>
      <text:p text:style-name="P87"/>
      <text:p text:style-name="P193"><text:span text:style-name="T99">I</text:span><text:span text:style-name="T98">n each step go from general to more specific heuristic</text:span></text:p>
      <text:p text:style-name="P89"/>
      <text:p text:style-name="P122"><text:span text:style-name="T94">I. U</text:span><text:span text:style-name="T93">nderstand the Problem (Polya </text:span><text:span text:style-name="T95">step 1) </text:span><text:span text:style-name="T93">– Do students clearly understand the problem? </text:span><text:span text:style-name="T96">This is the most important step: </text:span><text:span text:style-name="T97">“A problem well stated is a problem half solved!”</text:span></text:p>
      <text:p text:style-name="P189"><text:span text:style-name="T100">According to Paul and Elder, a</text:span><text:span text:style-name="T101">ll thinking can be divided into </text:span><text:span text:style-name="Strong_20_Emphasis"><text:span text:style-name="T105">e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1"><text:span text:style-name="T101">All thinking can be measured against intellectual </text:span><text:span text:style-name="Strong_20_Emphasis"><text:span text:style-name="T101">standards</text:span></text:span><text:span text:style-name="T101"> such as clarity, accuracy, precision, relevance, depth, breadth, logic, significance, and fairness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75"><text:span text:style-name="T143">S</text:span>trategies and Tasks</text:p>
            </table:table-cell>
            <table:table-cell table:style-name="Table5.B1" office:value-type="string">
              <text:p text:style-name="P175">Results</text:p>
            </table:table-cell>
            <table:table-cell table:style-name="Table5.A1" office:value-type="string">
              <text:p text:style-name="P177">Elements and Standards of Critical Thinking</text:p>
            </table:table-cell>
          </table:table-row>
        </table:table-header-rows>
        <table:table-row>
          <table:table-cell table:style-name="Table5.A2" table:number-columns-spanned="3" office:value-type="string">
            <text:p text:style-name="P179">Element of Reasoning: Question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58">Read/Re Read</text:p>
            <text:p text:style-name="P150"/>
            <text:p text:style-name="P150">Underline Key Terms</text:p>
            <text:p text:style-name="P150"/>
            <text:p text:style-name="P150">SQR (<text:span text:style-name="T82">S</text:span>urvey, <text:span text:style-name="T82">Q</text:span>uestion, <text:span text:style-name="T82">R</text:span>ead)*</text:p>
            <text:p text:style-name="P150"/>
            <text:p text:style-name="P155">Have you worked a similar problem before <text:span text:style-name="T152">i</text:span><text:span text:style-name="T134">n a slightly different form </text:span><text:span text:style-name="T135">wit</text:span><text:span text:style-name="T53">h the same or <text:s/>similar unknown</text:span><text:span text:style-name="T54">s?</text:span><text:span text:style-name="T53"> </text:span></text:p>
            <text:p text:style-name="P155"/>
            <text:p text:style-name="P156">What seems different about this problem?</text:p>
            <text:p text:style-name="P150"/>
            <text:p text:style-name="P154">What makes this problem different or more difficult from previous problems that I've solved successfully?</text:p>
            <text:p text:style-name="P150"/>
            <text:p text:style-name="P150">Identify goal<text:span text:style-name="T150">(s)</text:span> or unknown<text:span text:style-name="T150">(</text:span>s<text:span text:style-name="T150">)</text:span></text:p>
            <text:p text:style-name="P150"/>
            <text:p text:style-name="P111">Can the problem be restated differently?</text:p>
            <text:p text:style-name="P150"/>
            <text:p text:style-name="P157">Draw a picture, graph, or diagram if needed for understanding the problem.</text:p>
            <text:p text:style-name="P150"/>
            <text:p text:style-name="P160">Can I break the problem down into sub-problems?</text:p>
            <text:p text:style-name="P113"/>
            <text:p text:style-name="P150"><text:span text:style-name="T43">Could you explain w</text:span><text:span text:style-name="T44">hat </text:span><text:span text:style-name="T43">you </text:span><text:span text:style-name="T44">do not understand about the problem or question</text:span></text:p>
            <text:p text:style-name="P110"/>
            <text:p text:style-name="P110">How can I check to see if I am interpreting the information accurately? </text:p>
            <text:p text:style-name="P110"/>
            <text:p text:style-name="P150"><text:span text:style-name="T44">*SEE</text:span><text:span text:style-name="T45">I </text:span><text:span text:style-name="T44">the problem</text:span></text:p>
            <text:p text:style-name="P110"/>
            <text:p text:style-name="P112"/>
          </table:table-cell>
          <table:table-cell table:style-name="Table5.B3" office:value-type="string">
            <text:list xml:id="list4368401433891166975" text:style-name="L6">
              <text:list-item>
                <text:p text:style-name="P286">Clar<text:span text:style-name="T143">i</text:span>ty – the meaning can be understood</text:p>
              </text:list-item>
              <text:list-item>
                <text:p text:style-name="P287">Accurate – free of errors </text:p>
              </text:list-item>
              <text:list-item>
                <text:p text:style-name="P199">Precise- exact to necessary detail</text:p>
              </text:list-item>
            </text:list>
            <text:list xml:id="list7665879836718259954" text:style-name="L7">
              <text:list-item>
                <text:p text:style-name="P224"><text:span text:style-name="Emphasis"><text:span text:style-name="T147">precision appropriate for the problem context.</text:span></text:span></text:p>
              </text:list-item>
              <text:list-item>
                <text:p text:style-name="P224"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</text:list>
            <text:list xml:id="list123654518155752" text:continue-list="list4368401433891166975" text:style-name="L6">
              <text:list-item>
                <text:p text:style-name="P302">Fairness – <text:span text:style-name="T145">respect for other </text:span>viewpoints or <text:s/><text:span text:style-name="T145">interpretations</text:span></text:p>
              </text:list-item>
            </text:list>
            <text:p text:style-name="P93"/>
            <text:p text:style-name="P93"/>
            <text:p text:style-name="P93"/>
            <text:p text:style-name="P93"/>
          </table:table-cell>
          <table:table-cell table:style-name="Table5.C3" office:value-type="string">
            <text:p text:style-name="P150"><text:span text:style-name="T141">1. </text:span>The key <text:span text:style-name="T1">question</text:span><text:span text:style-name="T4">(s)</text:span> or <text:span text:style-name="T1">problem</text:span><text:span text:style-name="T4">(s)</text:span> is/<text:span text:style-name="T144">are</text:span>______________________________.</text:p>
            <text:p text:style-name="P98"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problem down into sub-problems? </text:span><text:span text:style-name="T10">Can I categorize the problem into a particular type?</text:span><text:span text:style-name="T6">What is the problem asking or what question am I trying to answer?</text:span><text:span text:style-name="T11">)</text:span></text:p>
          </table:table-cell>
        </table:table-row>
        <text:soft-page-break/>
        <table:table-row>
          <table:table-cell table:style-name="Table5.A4" table:number-columns-spanned="3" office:value-type="string">
            <text:p text:style-name="P182">Element of Reasoning: <text:span text:style-name="T144">Purpose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47">Why is the <text:span text:style-name="T72">problem important?</text:span></text:p>
            <text:p text:style-name="P147"/>
            <text:p text:style-name="P137">Am I being clear in stating the purpose?</text:p>
            <text:p text:style-name="P137"/>
            <text:p text:style-name="P138">Do I understand why solving this problem will help me understand mathematics?</text:p>
            <text:p text:style-name="P138"/>
            <text:p text:style-name="P138">What is the practical importance in obtaining the solution?</text:p>
          </table:table-cell>
          <table:table-cell table:style-name="Table5.B5" office:value-type="string">
            <text:list xml:id="list1213206499741228771" text:style-name="L8">
              <text:list-item>
                <text:p text:style-name="P289">Clar<text:span text:style-name="T143">i</text:span>ty – understandable, the meaning can be understood</text:p>
              </text:list-item>
              <text:list-item>
                <text:p text:style-name="P289">Accurate – free of errors -</text:p>
              </text:list-item>
              <text:list-item>
                <text:p text:style-name="P304">Fairness – justifiable, multiple viewpoints or representations</text:p>
              </text:list-item>
            </text:list>
          </table:table-cell>
          <table:table-cell table:style-name="Table5.C5" office:value-type="string">
            <text:p text:style-name="P22"><text:span text:style-name="T141">2. </text:span>The <text:span text:style-name="T1">purpose</text:span> of the problem is_________________________________________.</text:p>
            <text:p text:style-name="P90"><text:span text:style-name="T6">(State as accurately as possible, the purpose for solving the problem. What exactly are we <text:s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    </table:table-cell>
        </table:table-row>
        <table:table-row>
          <table:table-cell table:style-name="Table5.A6" table:number-columns-spanned="3" office:value-type="string">
            <text:p text:style-name="P183">Element of Reasoning: <text:span text:style-name="T145">Information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33">What information is relevant?</text:p>
            <text:p text:style-name="P133"/>
            <text:p text:style-name="P130">Is some information extraneous?</text:p>
            <text:p text:style-name="P130"/>
            <text:p text:style-name="P185">Identify knowns </text:p>
            <text:p text:style-name="P185"/>
            <text:p text:style-name="P131"><text:span text:style-name="T88">Am I assuming </text:span><text:span text:style-name="T89">information is accurate rather than simply accept it as true?</text:span></text:p>
            <text:p text:style-name="P143"/>
            <text:p text:style-name="P91">How is <text:span text:style-name="T153">the information </text:span><text:s/>connected to the question?</text:p>
            <text:p text:style-name="P92"/>
            <text:p text:style-name="P80">Identify missing information</text:p>
            <text:p text:style-name="P80"/>
            <text:p text:style-name="P81">Translate information into symbols</text:p>
            <text:p text:style-name="P81"/>
            <text:list xml:id="list123654530156665" text:continue-list="list123654501166083" text:style-name="L3">
              <text:list-header>
                <text:p text:style-name="P345">Write a mathematical sentence using the information provided.</text:p>
                <text:p text:style-name="P346"/>
              </text:list-header>
            </text:list>
            <text:p text:style-name="P61">What information relevant to the mathematical situation or problem at hand do I possess, and how is that information accessed and used?</text:p>
            <text:p text:style-name="P81"><text:soft-page-break/></text:p>
            <text:p text:style-name="P49">Can you relate new information to previous learning?</text:p>
            <text:p text:style-name="P50"/>
            <text:p text:style-name="P50">How can the information be used?</text:p>
            <text:p text:style-name="P38"/>
            <text:p text:style-name="P50">How are concepts/content relevant to the problem and how will information be related to content?</text:p>
            <text:p text:style-name="P50"/>
            <text:p text:style-name="P50">Do I need to seek new information and data?</text:p>
            <text:p text:style-name="P231">Can I construct a mathematical sentence with information provided?</text:p>
          </table:table-cell>
          <table:table-cell table:style-name="Table5.B7" office:value-type="string">
            <text:list xml:id="list4957749545144544920" text:style-name="L9">
              <text:list-item>
                <text:p text:style-name="P203">Clar<text:span text:style-name="T143">i</text:span>ty – understandable, the meaning can be understood</text:p>
              </text:list-item>
              <text:list-item>
                <text:p text:style-name="P290">Accurate – free of errors -</text:p>
              </text:list-item>
              <text:list-item>
                <text:p text:style-name="P341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5">Fairness – justifiable, multiple viewpoints or representations</text:p>
              </text:list-item>
              <text:list-item>
                <text:p text:style-name="P274">Significance – focuses on most important, not trivial <text:span text:style-name="T154">concepts and information</text:span> to solving the problem?</text:p>
                <text:p text:style-name="P306"/>
              </text:list-item>
            </text:list>
          </table:table-cell>
          <table:table-cell table:style-name="Table5.C7" office:value-type="string">
            <text:p text:style-name="P22"><text:span text:style-name="T141">3. </text:span>The most important<text:span text:style-name="T6"> information</text:span> for addressing and solving the problem is _____________________________________________________________________________<text:span text:style-name="T57">.</text:span></text:p>
            <text:p text:style-name="P74"><text:span text:style-name="T18">(Identify key information needed, or presupposed for addressing the problem. Here we are looking for facts or data relevant</text:span><text:span text:style-name="T19"> to </text:span><text:span text:style-name="T18">the problem, </text:span><text:span text:style-name="T25">What information such as data, and facts </text:span><text:span text:style-name="T20">d</text:span><text:span text:style-name="T25">o I have? What </text:span><text:span text:style-name="T2">information</text:span><text:span text:style-name="T25"> do I need to answer the question? Does it seem that some </text:span><text:span text:style-name="T2">information</text:span><text:span text:style-name="T25"> is still missing? </text:span><text:span text:style-name="T26">H</text:span><text:span text:style-name="T27">ow is information </text:span><text:span text:style-name="T26">to be </text:span><text:span text:style-name="T27">accessed and used?</text:span><text:span text:style-name="T19">)</text:span></text:p>
          </table:table-cell>
        </table:table-row>
        <table:table-row>
          <table:table-cell table:style-name="Table5.A8" table:number-columns-spanned="3" office:value-type="string">
            <text:p text:style-name="P182">Element of Reasoning: <text:span text:style-name="T144">Concepts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86">What concepts or content is related to the problem?</text:p>
            <text:p text:style-name="P186"/>
            <text:p text:style-name="P53">Can you explain the main concept behind the problem in your own words?</text:p>
            <text:p text:style-name="P53"/>
            <text:p text:style-name="P54">Can you articulate another reasonable ways of <text:s/>looking at the issue?</text:p>
            <text:p text:style-name="P54"/>
            <text:p text:style-name="P55">Can you explain the main concept behind the problem in your own words?</text:p>
            <text:p text:style-name="P60"/>
            <text:p text:style-name="P60">Am I using the concepts accurately</text:p>
            <text:p text:style-name="P41"/>
            <text:p text:style-name="P51">How are concepts/content relevant to the problem and how will information be related to content?</text:p>
            <text:p text:style-name="P51"/>
            <text:p text:style-name="P69">Are there <text:span text:style-name="T155">relevant </text:span><text:soft-page-break/><text:span text:style-name="T155">concepts or content</text:span> that I need to review <text:span text:style-name="T155">and internalize</text:span> before proceeding with my solution plan? - <text:span text:style-name="T168">SEEI new content.</text:span></text:p>
            <text:p text:style-name="P51"/>
            <text:p text:style-name="P50">Can you relate new <text:span text:style-name="T151">concept or content needed to solve this problem </text:span><text:s/>to previous learning?</text:p>
            <text:p text:style-name="P50"/>
            <text:p text:style-name="P50">How are concepts/content relevant to the problem and how will information be related to content?</text:p>
            <text:p text:style-name="P50"/>
            <text:p text:style-name="P50">Do I need to seek new information and data.?</text:p>
            <text:p text:style-name="P56"/>
            <text:p text:style-name="P56">Make sure that all data used is clear, accurate, and relevant to the problem at hand</text:p>
            <text:p text:style-name="P56"/>
            <text:p text:style-name="P56">Make sure you have gathered sufficient data</text:p>
            <text:p text:style-name="P55">Can you explain the main concept behind the problem in your own words?</text:p>
          </table:table-cell>
          <table:table-cell table:style-name="Table5.B9" office:value-type="string">
            <text:list xml:id="list695094463273249961" text:style-name="L10">
              <text:list-item>
                <text:p text:style-name="P204">Clar<text:span text:style-name="T143">i</text:span>ty – understandable, the meaning can be understood</text:p>
              </text:list-item>
              <text:list-item>
                <text:p text:style-name="P291">Accurate – free of errors -</text:p>
              </text:list-item>
              <text:list-item>
                <text:p text:style-name="P218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7">Fairness – justifiable, multiple viewpoints or representations</text:p>
              </text:list-item>
              <text:list-item>
                <text:p text:style-name="P307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5">Significance – focuses on most important, not trivial <text:span text:style-name="T154">concepts and information</text:span> to solving the problem?</text:p>
                <text:p text:style-name="P308"/>
              </text:list-item>
            </text:list>
          </table:table-cell>
          <table:table-cell table:style-name="Table5.C9" office:value-type="string">
            <text:p text:style-name="P187">4. <text:span text:style-name="T34">The key </text:span><text:span text:style-name="T39">concepts</text:span><text:span text:style-name="T34"> we need to understand in this problem are </text:span><text:span text:style-name="T37"><text:s text:c="95"/></text:span><text:span text:style-name="T38"><text:s text:c="66"/></text:span><text:span text:style-name="T37">.</text:span></text:p>
            <text:p text:style-name="P167"><text:span text:style-name="T74">(</text:span><text:span text:style-name="T19">What concepts or content (theorems, definitions, formulas, etc.) do we need to understand for reaching a solution?</text:span><text:span text:style-name="T20">)</text:span></text:p>
          </table:table-cell>
        </table:table-row>
        <table:table-row>
          <table:table-cell table:style-name="Table5.A10" table:number-columns-spanned="3" office:value-type="string">
            <text:p text:style-name="P182">Element of Reasoning: <text:span text:style-name="T144">Assumptions</text:span>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188">Identify assumptions</text:p>
            <text:p text:style-name="P188"/>
            <text:p text:style-name="P62">Am I assuming information is accurate rather than simply accept it as true?</text:p>
            <text:p text:style-name="P48"/>
            <text:p text:style-name="P97"><text:span text:style-name="T86">Do </text:span>my assumptions make sense?</text:p>
            <text:p text:style-name="P97"/>
            <text:p text:style-name="P101">Consider the impact of alternative or unexpressed assumption</text:p>
            <text:p text:style-name="P101">s</text:p>
            <text:p text:style-name="P100">Consider the impact of removing assumptions</text:p>
          </table:table-cell>
          <table:table-cell table:style-name="Table5.B11" office:value-type="string">
            <text:list xml:id="list5556877921350703318" text:style-name="L11">
              <text:list-item>
                <text:p text:style-name="P292">Clar<text:span text:style-name="T143">i</text:span>ty – the meaning can be understood</text:p>
              </text:list-item>
              <text:list-item>
                <text:p text:style-name="P292">Accurate – free of errors </text:p>
              </text:list-item>
            </text:list>
          </table:table-cell>
          <table:table-cell table:style-name="Table5.C11" office:value-type="string">
            <text:p text:style-name="P11"><text:span text:style-name="T81">5. </text:span><text:span text:style-name="T75">The main assumption(s) underlying our understanding of the problem is (are) </text:span><text:span text:style-name="T137">___________________________________________________________________</text:span><text:span text:style-name="T75">.</text:span></text:p>
            <text:p text:style-name="P27"><text:span text:style-name="T110">(What is the author or problem as stated taking for granted? </text:span><text:span text:style-name="T111">What assumptions are we making? Are our assumptions justifiable? </text:span><text:span text:style-name="T110">Assumptions are </text:span><text:span text:style-name="T111">generalizations that might <text:tab/>be questioned and are most often unstated.)</text:span></text:p>
          </table:table-cell>
        </table:table-row>
        <text:soft-page-break/>
        <table:table-row>
          <table:table-cell table:style-name="Table5.A12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148">Are my inferences reasonable?</text:p>
            <text:p text:style-name="P148"/>
            <text:p text:style-name="P149">Have I thought through other inormation that can be reasonably infered from the information provided?</text:p>
            <text:p text:style-name="P148"/>
            <text:p text:style-name="P148">Am I interpreting representations correctly (graphs, charts, etc.)?</text:p>
            <text:p text:style-name="P148"/>
            <text:p text:style-name="P148">Is there another way to interpret the information?</text:p>
          </table:table-cell>
          <table:table-cell table:style-name="Table5.B15" office:value-type="string">
            <text:list xml:id="list5361878646417842099" text:style-name="L12">
              <text:list-item>
                <text:p text:style-name="P205">Clar<text:span text:style-name="T143">i</text:span>ty – understandable, the meaning can be understood</text:p>
              </text:list-item>
              <text:list-item>
                <text:p text:style-name="P293">Accurate – free of errors -</text:p>
              </text:list-item>
              <text:list-item>
                <text:p text:style-name="P219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9">Fairness – justifiable, multiple viewpoints or representations</text:p>
              </text:list-item>
              <text:list-item>
                <text:p text:style-name="P309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6">Significance – focuses on most important, not trivial <text:span text:style-name="T154">concepts and information</text:span> to solving the problem?</text:p>
              </text:list-item>
            </text:list>
            <text:p text:style-name="P94"/>
          </table:table-cell>
          <table:table-cell table:style-name="Table5.C15" office:value-type="string">
            <text:p text:style-name="P159">6. <text:span text:style-name="T32">The basis for our </text:span><text:span text:style-name="T36">inferences </text:span><text:span text:style-name="T32">and </text:span><text:span text:style-name="T36">interpretations</text:span><text:span text:style-name="T32"> at this point are</text:span><text:span text:style-name="T33"> ___________</text:span><text:span text:style-name="T35">_____________________________________________.</text:span></text:p>
            <text:p text:style-name="P23"><text:span text:style-name="T41">(Is there another way to interpret the information? Can I justify my interpretation of the <text:tab/>information or problem to be solved? Have</text:span><text:span text:style-name="T40"> I made any inferences beyond what the evidence implies? Are my inference</text:span><text:span text:style-name="T42">s</text:span><text:span text:style-name="T40"> consistent?</text:span><text:span text:style-name="T41">)</text:span></text:p>
          </table:table-cell>
        </table:table-row>
        <table:table-row>
          <table:table-cell table:style-name="Table5.A14" table:number-columns-spanned="3" office:value-type="string">
            <text:list xml:id="list123654565155195" text:continue-list="list123654530156665" text:style-name="L3">
              <text:list-header>
                <text:p text:style-name="P255">Element of Reasoning: <text:span text:style-name="T144">Conclusions</text:span></text:p>
              </text:list-header>
            </text:list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151">Could you be more precise? </text:p>
            <text:p text:style-name="P151">Am I being specific?</text:p>
            <text:p text:style-name="P151">Am I providing details?</text:p>
            <text:p text:style-name="P151">Do I need more details?</text:p>
            <text:p text:style-name="P151">Could you provide more details?</text:p>
            <text:p text:style-name="P151">Could be more exact or specific?</text:p>
            <text:p text:style-name="P161"><text:span text:style-name="Emphasis"><text:span text:style-name="T132">Could </text:span></text:span><text:span text:style-name="Emphasis"><text:span text:style-name="T133">stat</text:span></text:span><text:span text:style-name="Emphasis"><text:span text:style-name="T132">e </text:span></text:span><text:span text:style-name="Emphasis"><text:span text:style-name="T133">your understanding</text:span></text:span><text:span text:style-name="Emphasis"><text:span text:style-name="T132"> of the math term </text:span></text:span><text:span text:style-name="Emphasis"><text:span text:style-name="T133">you are</text:span></text:span><text:span text:style-name="Emphasis"><text:span text:style-name="T132"> using i</text:span></text:span><text:span text:style-name="Emphasis"><text:span text:style-name="T131">n </text:span></text:span><text:span text:style-name="Emphasis"><text:span text:style-name="T133">your </text:span></text:span><text:span text:style-name="Emphasis"><text:span text:style-name="T131">reasoning? </text:span></text:span></text:p>
            <text:p text:style-name="P127"><text:span text:style-name="Emphasis"><text:span text:style-name="T148">Could you </text:span></text:span><text:span text:style-name="Emphasis"><text:span text:style-name="T147">state </text:span></text:span><text:span text:style-name="Emphasis"><text:span text:style-name="T149">more explicitly </text:span></text:span><text:span text:style-name="Emphasis"><text:span text:style-name="T147">the meaning of, </text:span></text:span><text:span text:style-name="Emphasis"><text:span text:style-name="T149">or elaborate on, (choose) the math term, definition, skill, procedure, </text:span></text:span><text:span text:style-name="Emphasis"><text:span text:style-name="T147">symbol</text:span></text:span><text:span text:style-name="Emphasis"><text:span text:style-name="T149">(</text:span></text:span><text:span text:style-name="Emphasis"><text:span text:style-name="T147">s</text:span></text:span><text:span text:style-name="Emphasis"><text:span text:style-name="T149">)</text:span></text:span><text:span text:style-name="Emphasis"><text:span text:style-name="T147">, units of measure, labeling </text:span></text:span><text:span text:style-name="Emphasis"><text:span text:style-name="T149">of </text:span></text:span><text:span text:style-name="Emphasis"><text:span text:style-name="T147">axes, </text:span></text:span><text:span text:style-name="Emphasis"><text:span text:style-name="T149">etc. that you are using?</text:span></text:span><text:span text:style-name="T146"> </text:span></text:p>
            <text:p text:style-name="P132"/>
            <text:p text:style-name="P36"><text:span text:style-name="T109">What </text:span><text:span text:style-name="T107">questions</text:span><text:span text:style-name="T109"> to I have before I can begin to devise a solution plan? </text:span></text:p>
            <text:p text:style-name="P63"><text:soft-page-break/></text:p>
            <text:p text:style-name="P37"><text:span text:style-name="T113">Can you </text:span><text:span text:style-name="T114">apply a </text:span><text:span text:style-name="T115">method <text:s/>that was successful earlier?</text:span></text:p>
          </table:table-cell>
          <table:table-cell table:style-name="Table5.B15" office:value-type="string">
            <text:list xml:id="list6699544544229922993" text:style-name="L13">
              <text:list-item>
                <text:p text:style-name="P206">Clar<text:span text:style-name="T143">i</text:span>ty – understandable, the meaning can be understood</text:p>
              </text:list-item>
              <text:list-item>
                <text:p text:style-name="P294">Accurate – free of errors -</text:p>
              </text:list-item>
              <text:list-item>
                <text:p text:style-name="P220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0">Fairness – justifiable, multiple viewpoints or representations</text:p>
              </text:list-item>
              <text:list-item>
                <text:p text:style-name="P310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7">Significance – focuses on most important, not trivial <text:span text:style-name="T154">concepts and information</text:span> to solving the problem?</text:p>
                <text:p text:style-name="P310"/>
              </text:list-item>
            </text:list>
          </table:table-cell>
          <table:table-cell table:style-name="Table5.C15" office:value-type="string">
            <text:p text:style-name="P114"><text:span text:style-name="T91">7. </text:span><text:span text:style-name="T90">The most important </text:span><text:span text:style-name="T112">conclusion(s)</text:span><text:span text:style-name="T90"> or Implication(s) in solving this problem is (are)____________________________________________________________________.</text:span></text:p>
            <text:p text:style-name="P29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.</text:span><text:span text:style-name="T29">)</text:span></text:p>
            <text:p text:style-name="P107"/>
          </table:table-cell>
        </table:table-row>
        <table:table-row>
          <table:table-cell table:style-name="Table5.A16" table:number-columns-spanned="3" office:value-type="string">
            <text:p text:style-name="P182">Element of Reasoning: <text:s/><text:span text:style-name="T136">P</text:span><text:span text:style-name="T55">oint(s) of V</text:span><text:span text:style-name="T56">i</text:span><text:span text:style-name="T55">ew</text:span></text:p>
          </table:table-cell>
          <table:covered-table-cell/>
          <table:covered-table-cell/>
        </table:table-row>
        <table:table-row>
          <table:table-cell table:style-name="Table5.A17" office:value-type="string">
            <text:p text:style-name="P265">Can I check if my understanding is accurate?</text:p>
            <text:p text:style-name="P265"/>
            <text:p text:style-name="P246">Apply the *Elements of Reasoning</text:p>
            <text:p text:style-name="P246"/>
            <text:p text:style-name="P246">Apply the *Intellectual Standards to Elements of Reasoning</text:p>
          </table:table-cell>
          <table:table-cell table:style-name="Table5.B17" office:value-type="string">
            <text:p text:style-name="P153"/>
          </table:table-cell>
          <table:table-cell table:style-name="Table5.C17" office:value-type="string">
            <text:p text:style-name="P3"><text:span text:style-name="T142">8. </text:span>The main point(s) of view or perspective(s) represented in this problem is (are)?<text:span text:style-name="T127">___________________________________________________________.</text:span></text:p>
            <text:p text:style-name="P17">(Could I work the problem using a different approach or technique? How can we check our <text:tab/>results? ) </text:p>
          </table:table-cell>
        </table:table-row>
      </table:table>
      <text:p text:style-name="P142"/>
      <text:p text:style-name="P87"/>
      <text:p text:style-name="P194">II. <text:tab/>Devise a plan (Polya step 2):</text:p>
      <text:p text:style-name="P190"><text:span text:style-name="Strong_20_Emphasis"><text:span text:style-name="T106">E</text:span></text:span><text:span text:style-name="Strong_20_Emphasis"><text:span text:style-name="T105">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2"><text:span text:style-name="T103">I</text:span><text:span text:style-name="T101">ntellectual </text:span><text:span text:style-name="T103">S</text:span><text:span text:style-name="Strong_20_Emphasis"><text:span text:style-name="T101">tandards</text:span></text:span><text:span text:style-name="T101"> such as clarity, accuracy, precision, relevance, depth, breadth, logic, significance, and fairness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176">Strategies and Tasks</text:p>
            </table:table-cell>
            <table:table-cell table:style-name="Table10.B1" office:value-type="string">
              <text:p text:style-name="P176">Results</text:p>
            </table:table-cell>
            <table:table-cell table:style-name="Table10.A1" office:value-type="string">
              <text:p text:style-name="P178">Elements and Standards of Critical Thinking</text:p>
            </table:table-cell>
          </table:table-row>
        </table:table-header-rows>
        <table:table-row>
          <table:table-cell table:style-name="Table10.A2" table:number-columns-spanned="3" office:value-type="string">
            <text:p text:style-name="P85">Element of Reasoning: Question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67">Review the question and organize information and concepts needed</text:p>
            <text:p text:style-name="P66"/>
            <text:p text:style-name="P40"><text:span text:style-name="T87">Are there </text:span><text:span text:style-name="T122">relevant concepts or content</text:span><text:span text:style-name="T87"> that I need to review </text:span><text:span text:style-name="T122">and internalize</text:span><text:span text:style-name="T87"> before proceeding with my solution plan?</text:span></text:p>
            <text:p text:style-name="P66"/>
            <text:p text:style-name="P39"><text:span text:style-name="T87">What </text:span><text:span text:style-name="T116">questions</text:span><text:span text:style-name="T87"> </text:span><text:span text:style-name="T121">d</text:span><text:span text:style-name="T87">o I have before I can begin to devise a solution plan? </text:span><text:span text:style-name="T121">Do I need to review and study material before I can proceed?</text:span></text:p>
            <text:p text:style-name="P66"/>
            <text:p text:style-name="P67">What resources will I need to answer the question?</text:p>
            <text:p text:style-name="P67"/>
            <text:p text:style-name="P67">What questions are emerging as we think our way through the plan?</text:p>
            <text:p text:style-name="P67"/>
            <text:p text:style-name="P68"><text:span text:style-name="T157">Have I seen the same type of problem in a slightly different form with the same or a similar unknowns or apply a method <text:s/>that was successful earlier</text:span><text:span text:style-name="T167">?</text:span></text:p>
            <text:p text:style-name="P78"/>
            <text:p text:style-name="P70">Have students write what they do or do not understand </text:p>
          </table:table-cell>
          <table:table-cell table:style-name="Table10.B3" office:value-type="string">
            <text:p text:style-name="P153"/>
          </table:table-cell>
          <table:table-cell table:style-name="Table10.C3" office:value-type="string">
            <text:p text:style-name="P152"><text:span text:style-name="T141">1. </text:span>The key <text:span text:style-name="T1">question</text:span><text:span text:style-name="T4">(s)</text:span> or <text:span text:style-name="T1">problem</text:span><text:span text:style-name="T4">(s)</text:span> is/<text:span text:style-name="T144">are</text:span>______________________________.</text:p>
            <text:p text:style-name="P99"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problem down into sub-problems? </text:span><text:span text:style-name="T10">Can I categorize the problem into a particular type?</text:span><text:span text:style-name="T6">What is the problem asking or what question am I trying to answer?</text:span><text:span text:style-name="T11">)</text:span></text:p>
            <text:p text:style-name="P162"/>
            <text:p text:style-name="P121"/>
            <text:p text:style-name="P42"/>
            <text:p text:style-name="P43"/>
            <text:p text:style-name="P43"/>
            <text:p text:style-name="P43"/>
            <text:p text:style-name="P44"/>
            <text:p text:style-name="P44"/>
            <text:p text:style-name="P46"/>
          </table:table-cell>
        </table:table-row>
        <text:soft-page-break/>
        <table:table-row>
          <table:table-cell table:style-name="Table10.A4" table:number-columns-spanned="3" office:value-type="string">
            <text:p text:style-name="P83">Element of Reasoning: <text:span text:style-name="T163">Purpose</text:span></text:p>
          </table:table-cell>
          <table:covered-table-cell/>
          <table:covered-table-cell/>
        </table:table-row>
        <table:table-row>
          <table:table-cell table:style-name="Table10.A7" office:value-type="string">
            <text:p text:style-name="P28"><text:span text:style-name="T87">What is the </text:span><text:span text:style-name="T116">purpose</text:span><text:span text:style-name="T87"> in solving the problem? </text:span><text:span text:style-name="T114">Why is this problem important?</text:span></text:p>
          </table:table-cell>
          <table:table-cell table:style-name="Table10.B5" office:value-type="string">
            <text:p text:style-name="P169"/>
          </table:table-cell>
          <table:table-cell table:style-name="Table10.C5" office:value-type="string">
            <text:p text:style-name="P169"/>
          </table:table-cell>
        </table:table-row>
        <table:table-row>
          <table:table-cell table:style-name="Table10.A6" table:number-columns-spanned="3" office:value-type="string">
            <text:p text:style-name="P180">Element of Reasoning: <text:span text:style-name="T125">Information</text:span></text:p>
          </table:table-cell>
          <table:covered-table-cell/>
          <table:covered-table-cell/>
        </table:table-row>
        <table:table-row>
          <table:table-cell table:style-name="Table10.A7" office:value-type="string">
            <text:p text:style-name="P71">How can the information be used?</text:p>
            <text:p text:style-name="P52"/>
            <text:p text:style-name="P72">Do I need to seek new information and data.?Make sure you have gathered sufficient data</text:p>
            <text:p text:style-name="P124"/>
            <text:p text:style-name="P134"><text:span text:style-name="T63">Am I considering all of the information or data provided in the problem</text:span><text:span text:style-name="T62">?</text:span></text:p>
            <text:p text:style-name="P123"/>
            <text:p text:style-name="P123">What information is extraneous?</text:p>
            <text:p text:style-name="P123"/>
            <text:p text:style-name="P57">Make sure that all data used is clear, accurate, and relevant to the problem at hand</text:p>
          </table:table-cell>
          <table:table-cell table:style-name="Table10.B7" office:value-type="string">
            <text:p text:style-name="P170"/>
          </table:table-cell>
          <table:table-cell table:style-name="Table10.C7" office:value-type="string">
            <text:p text:style-name="P43"/>
          </table:table-cell>
        </table:table-row>
        <table:table-row>
          <table:table-cell table:style-name="Table10.A8" table:number-columns-spanned="3" office:value-type="string">
            <text:p text:style-name="P82">Element of Reasoning: <text:span text:style-name="T166">Concepts</text:span></text:p>
          </table:table-cell>
          <table:covered-table-cell/>
          <table:covered-table-cell/>
        </table:table-row>
        <table:table-row>
          <table:table-cell table:style-name="Table10.A9" office:value-type="string">
            <text:p text:style-name="P58">How are concepts/content relevant to the problem and how will information be related to content?</text:p>
            <text:p text:style-name="P58"/>
            <text:p text:style-name="P59">Make sure you are using concepts with care and precision</text:p>
            <text:p text:style-name="P64"/>
            <text:p text:style-name="P73">Draw a visual representation of the problem – picture of what I am thinking. Consider using a picture <text:s/>chart or concept map for developing a mental model.</text:p>
            <text:p text:style-name="P64"/>
            <text:p text:style-name="P64"><text:soft-page-break/>Translate <text:span text:style-name="T158">information (knowns and unknowns) </text:span>into <text:span text:style-name="T158">appropriate representation -</text:span>symbols, <text:span text:style-name="T158">graphs, tables (see appendix on representations) -</text:span></text:p>
            <text:p text:style-name="P64"/>
            <text:p text:style-name="P139"><text:span text:style-name="T155">Discuss how </text:span>related content or <text:span text:style-name="T82">concepts</text:span>, related problems, <text:span text:style-name="T156">will be used in the solution</text:span></text:p>
            <text:p text:style-name="P64"/>
          </table:table-cell>
          <table:table-cell table:style-name="Table10.B9" office:value-type="string">
            <text:p text:style-name="Standard"/>
          </table:table-cell>
          <table:table-cell table:style-name="Table10.C9" office:value-type="string">
            <text:p text:style-name="Standard"/>
          </table:table-cell>
        </table:table-row>
        <table:table-row>
          <table:table-cell table:style-name="Table10.A10" table:number-columns-spanned="3" office:value-type="string">
            <text:p text:style-name="P184">Element of Reasoning: <text:span text:style-name="T169">Assumptions</text:span></text:p>
          </table:table-cell>
          <table:covered-table-cell/>
          <table:covered-table-cell/>
        </table:table-row>
        <table:table-row>
          <table:table-cell table:style-name="Table10.A11" office:value-type="string">
            <text:p text:style-name="P135">Are my assumptions explicit and clear?</text:p>
            <text:p text:style-name="P135"/>
            <text:p text:style-name="P65">Connect and analyze data – <text:span text:style-name="T159">connect between data and information provided and <text:s/>unknowns </text:span></text:p>
            <text:p text:style-name="P65"/>
            <text:p text:style-name="P65"><text:span text:style-name="T156">Find </text:span>missing <text:span text:style-name="T82">information</text:span>, - <text:span text:style-name="T170">use a formula and substitute data in the correct places of the formula or use a different represenetation, if needed.</text:span></text:p>
          </table:table-cell>
          <table:table-cell table:style-name="Table10.B11" office:value-type="string">
            <text:p text:style-name="P128">Response:</text:p>
          </table:table-cell>
          <table:table-cell table:style-name="Table10.C11" office:value-type="string">
            <text:p text:style-name="P128"/>
          </table:table-cell>
        </table:table-row>
        <table:table-row>
          <table:table-cell table:style-name="Table10.A12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10.A13" office:value-type="string">
            <text:p text:style-name="P79"><text:span text:style-name="T119">Reflect on possible strategies - <text:s/></text:span><text:span text:style-name="T118">a</text:span><text:span text:style-name="T119">llow for the fact that more than one strategy may be needed to solve a given problem and that problems may</text:span></text:p>
            <text:p text:style-name="P75"/>
            <text:p text:style-name="P76">Work backward</text:p>
          </table:table-cell>
          <table:table-cell table:style-name="Table10.B13" office:value-type="string">
            <text:p text:style-name="P129"/>
          </table:table-cell>
          <table:table-cell table:style-name="Table10.C13" office:value-type="string">
            <text:p text:style-name="P129"/>
          </table:table-cell>
        </table:table-row>
        <table:table-row>
          <table:table-cell table:style-name="Table10.A14" table:number-columns-spanned="3" office:value-type="string">
            <text:p text:style-name="P182">Element of Reasoning: <text:span text:style-name="T164">Conclusions</text:span></text:p>
          </table:table-cell>
          <table:covered-table-cell/>
          <table:covered-table-cell/>
        </table:table-row>
        <table:table-row>
          <table:table-cell table:style-name="Table10.A15" office:value-type="string">
            <text:p text:style-name="P144"><text:span text:style-name="T158">D</text:span>evelop a line of reasoning – Map and explain the plan – <text:span text:style-name="T160">prepare to </text:span><text:span text:style-name="T84">bring in the solution</text:span></text:p>
            <text:p text:style-name="P136"><text:soft-page-break/><text:span text:style-name="T120">Breakdown problem <text:s/>- </text:span><text:span text:style-name="T117">simplification</text:span><text:span text:style-name="T92"> – </text:span><text:span text:style-name="T87">Identify goals and sub-goals- </text:span><text:span text:style-name="T120">actions and strategies</text:span></text:p>
            <text:p text:style-name="P343"/>
            <text:p text:style-name="P125">write the plan <text:span text:style-name="T161">and explain why the plan might work</text:span></text:p>
            <text:p text:style-name="P317">consider auxiliary problem solution plan if not accessible, then rewrite plan</text:p>
            <text:p text:style-name="P317"/>
            <text:p text:style-name="P317">Can you solve part of the problem?</text:p>
            <text:p text:style-name="P95"/>
            <text:p text:style-name="P140">Strategies:</text:p>
            <text:p text:style-name="P96">Eliminate possibilities <text:span text:style-name="T162">in</text:span> situations where there is a set of possible answers and a set of criteria the answer must meet. <text:span text:style-name="T162">(see appendix)</text:span> </text:p>
          </table:table-cell>
          <table:table-cell table:style-name="Table10.B15" office:value-type="string">
            <text:p text:style-name="P129"/>
          </table:table-cell>
          <table:table-cell table:style-name="Table10.C15" office:value-type="string">
            <text:p text:style-name="P119">How does this step follow from what we said earlier</text:p>
          </table:table-cell>
        </table:table-row>
        <table:table-row>
          <table:table-cell table:style-name="Table10.A16" table:number-columns-spanned="3" office:value-type="string">
            <text:p text:style-name="P182">Element of Reasoning: <text:span text:style-name="T164">Point of View</text:span></text:p>
          </table:table-cell>
          <table:covered-table-cell/>
          <table:covered-table-cell/>
        </table:table-row>
        <table:table-row>
          <table:table-cell table:style-name="Table10.A17" office:value-type="string">
            <text:p text:style-name="P141"><text:span text:style-name="T64">E</text:span><text:span text:style-name="T65">stimate <text:s/>- round up or down to determine a possible solution</text:span></text:p>
            <text:p text:style-name="P141"><text:span text:style-name="T64">G</text:span><text:span text:style-name="T65">uess and check – does the guess fit the conditions in the problem – </text:span><text:span text:style-name="T66">revise 1</text:span><text:span text:style-name="T68">st</text:span><text:span text:style-name="T66"> estimate, 2</text:span><text:span text:style-name="T68">nd </text:span><text:span text:style-name="T66">estimate and so o</text:span><text:span text:style-name="T67">n.</text:span></text:p>
            <text:p text:style-name="P339"/>
            <text:p text:style-name="P318">Revise first estimate</text:p>
            <text:p text:style-name="P318"/>
            <text:p text:style-name="P235">Apply the *Elements of Reasoning</text:p>
            <text:p text:style-name="P174"/>
            <text:p text:style-name="P174"/>
          </table:table-cell>
          <table:table-cell table:style-name="Table10.B17" office:value-type="string">
            <text:p text:style-name="P129"/>
          </table:table-cell>
          <table:table-cell table:style-name="Table10.C17" office:value-type="string">
            <text:p text:style-name="P129"/>
          </table:table-cell>
        </table:table-row>
        <table:table-row>
          <table:table-cell table:style-name="Table10.A18" office:value-type="string">
            <text:p text:style-name="P174">Apply the *Intellectual Standards to Elements of Reasoning</text:p>
          </table:table-cell>
          <table:table-cell table:style-name="Table10.B18" office:value-type="string">
            <text:p text:style-name="P181"/>
          </table:table-cell>
          <table:table-cell table:style-name="Table10.C18" office:value-type="string">
            <text:p text:style-name="P181"/>
          </table:table-cell>
        </table:table-row>
      </table:table>
      <text:p text:style-name="P145"/>
      <text:p text:style-name="P24"/>
      <text:p text:style-name="P195">II<text:span text:style-name="T165">I</text:span>. <text:tab/><text:span text:style-name="T165">Carry out the Plan</text:span> (Polya step <text:span text:style-name="T165">3</text:span>):</text:p>
      <text:p text:style-name="P191"><text:span text:style-name="Strong_20_Emphasis"><text:span text:style-name="T106">E</text:span></text:span><text:span text:style-name="Strong_20_Emphasis"><text:span text:style-name="T105">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3"><text:span text:style-name="T103">I</text:span><text:span text:style-name="T101">ntellectual </text:span><text:span text:style-name="T103">S</text:span><text:span text:style-name="Strong_20_Emphasis"><text:span text:style-name="T101">tandards</text:span></text:span><text:span text:style-name="T101"> such as clarity, accuracy, precision, relevance, depth, breadth, logic, significance, and fairness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1">Strategies and Tasks</text:p>
          </table:table-cell>
          <table:table-cell table:style-name="Table2.B1" office:value-type="string">
            <text:p text:style-name="P171">Results</text:p>
          </table:table-cell>
          <table:table-cell table:style-name="Table2.A1" office:value-type="string">
            <text:p text:style-name="P241">Standards and Elements</text:p>
          </table:table-cell>
        </table:table-row>
        <table:table-row>
          <table:table-cell table:style-name="Table2.A2" table:number-columns-spanned="3" office:value-type="string">
            <text:p text:style-name="P232">Element of Reasoning: Question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54">Implement the soluition Plan</text:p>
            <text:p text:style-name="P354"/>
            <text:p text:style-name="P354">What questions are emerging for you as we think our way through this</text:p>
            <text:p text:style-name="P354"/>
            <text:p text:style-name="P354">Check periodiacally to make sure you are still on trarget question.</text:p>
            <text:p text:style-name="P354"/>
            <text:p text:style-name="P325">Am I accurate at each step?</text:p>
            <text:p text:style-name="P354">How can I prove that my step is correct?</text:p>
            <text:p text:style-name="P354"/>
            <text:p text:style-name="P354">Make sure you are using concepts with care and precision</text:p>
            <text:p text:style-name="P354"/>
            <text:p text:style-name="P354">Connect and analyze data – connect between data and unknowns consider </text:p>
            <text:p text:style-name="P354"/>
            <text:p text:style-name="P354">Am I hitting a “road block” in solving this <text:soft-page-break/>problem?</text:p>
            <text:p text:style-name="P369"/>
            <text:p text:style-name="P361">Make sure you have gathered sufficient data</text:p>
            <text:p text:style-name="P368"/>
            <text:p text:style-name="P354">Do I need additional resources</text:p>
            <text:p text:style-name="P354"/>
            <text:p text:style-name="P354"/>
            <text:p text:style-name="P356">Should I change to a differetn represeantation to solve a step? </text:p>
            <text:p text:style-name="P356"/>
            <text:p text:style-name="P356">Would a calcultor or technology be helpful?</text:p>
            <text:p text:style-name="P356"/>
            <text:p text:style-name="P356">Ask students to explain what they are doing as they work through a problem</text:p>
          </table:table-cell>
          <table:table-cell table:style-name="Table2.B3" office:value-type="string">
            <text:p text:style-name="P105"/>
          </table:table-cell>
          <table:table-cell table:style-name="Table2.C3" office:value-type="string">
            <text:p text:style-name="P105"/>
          </table:table-cell>
        </table:table-row>
        <table:table-row>
          <table:table-cell table:style-name="Table2.A4" table:number-columns-spanned="3" office:value-type="string">
            <text:p text:style-name="P242">Element of Reasoning: <text:span text:style-name="T172">Information</text:span></text:p>
          </table:table-cell>
          <table:covered-table-cell/>
          <table:covered-table-cell/>
        </table:table-row>
        <table:table-row>
          <table:table-cell table:style-name="Table2.A10" office:value-type="string">
            <text:p text:style-name="P366">Make sure that all data used is clear, accurate, and relevant to the problem at hand</text:p>
            <text:p text:style-name="P366"/>
            <text:p text:style-name="P366">Make sure you have gathered sufficient data</text:p>
            <text:p text:style-name="P366"/>
            <text:p text:style-name="P362">How can we check to see if the information you are using is accurate? (accuracy)</text:p>
            <text:p text:style-name="P353"/>
            <text:p text:style-name="P353"><text:soft-page-break/>Breadth – Do we need to look at this in other wa<text:span text:style-name="T173">y</text:span></text:p>
            <text:p text:style-name="P353"/>
            <text:p text:style-name="P213">Check you thing using intellectual standards – am I being clear? Accurate? Relevant? Logical?</text:p>
            <text:p text:style-name="P326">Have you seen it before?</text:p>
            <text:p text:style-name="P326">Do you know a related problem/</text:p>
            <text:p text:style-name="P326">Are you using all of the data?</text:p>
            <text:p text:style-name="P355">Relevance -does that help us with the problem?</text:p>
            <text:p text:style-name="P355"/>
            <text:p text:style-name="P335">How to you know that what you are doing is relevant to the</text:p>
            <text:p text:style-name="P363"/>
            <text:p text:style-name="P363">Check periodically to make sure you are still on target question? (relevance)</text:p>
            <text:p text:style-name="P355"/>
            <text:p text:style-name="P355"/>
          </table:table-cell>
          <table:table-cell table:style-name="Table2.B5" office:value-type="string">
            <text:p text:style-name="P45"/>
            <text:p text:style-name="P47"/>
          </table:table-cell>
          <table:table-cell table:style-name="Table2.C5" office:value-type="string">
            <text:p text:style-name="P45"/>
          </table:table-cell>
        </table:table-row>
        <table:table-row>
          <table:table-cell table:style-name="Table2.A10" office:value-type="string">
            <text:p text:style-name="P84">Are we making additional assumptions?</text:p>
            <text:p text:style-name="P30"/>
            <text:p text:style-name="P30">assumptions – what have you taken for granted <text:s/>in thinking through the problems?<text:line-break/>should we accccept these assumotion or question them/</text:p>
          </table:table-cell>
          <table:table-cell table:style-name="Table2.B6" office:value-type="string">
            <text:p text:style-name="P212"/>
            <text:p text:style-name="P102"/>
            <text:p text:style-name="P102"/>
            <text:p text:style-name="P102"/>
            <text:p text:style-name="P102"/>
            <text:p text:style-name="P19"/>
          </table:table-cell>
          <table:table-cell table:style-name="Table2.C6" office:value-type="string">
            <text:p text:style-name="P212"/>
          </table:table-cell>
        </table:table-row>
        <text:soft-page-break/>
        <table:table-row>
          <table:table-cell table:style-name="Table2.A10" office:value-type="string">
            <text:p text:style-name="P197">Provide scaffolding for difficult problems (e.g., break them into smaller and simpler problems, give hints about possible strategies, or provide partial solutions).</text:p>
            <text:p text:style-name="P196"/>
            <text:p text:style-name="P196">Information – at each step or intermediate step – ask – How can we check o see if the information is accurate?</text:p>
          </table:table-cell>
          <table:table-cell table:style-name="Table2.B7" office:value-type="string">
            <text:p text:style-name="P171"/>
          </table:table-cell>
          <table:table-cell table:style-name="Table2.C7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Revise first estimate</text:p>
          </table:table-cell>
          <table:table-cell table:style-name="Table2.B8" office:value-type="string">
            <text:p text:style-name="P171"/>
          </table:table-cell>
          <table:table-cell table:style-name="Table2.C8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Work backwards</text:p>
          </table:table-cell>
          <table:table-cell table:style-name="Table2.B9" office:value-type="string">
            <text:p text:style-name="P171"/>
          </table:table-cell>
          <table:table-cell table:style-name="Table2.C9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Make a table and look for patterns</text:p>
          </table:table-cell>
          <table:table-cell table:style-name="Table2.B10" office:value-type="string">
            <text:p text:style-name="P105"/>
          </table:table-cell>
          <table:table-cell table:style-name="Table2.C10" office:value-type="string">
            <text:p text:style-name="P105"/>
          </table:table-cell>
        </table:table-row>
        <table:table-row>
          <table:table-cell table:style-name="Table2.A11" office:value-type="string">
            <text:p text:style-name="P35"/>
            <text:p text:style-name="P35">Information – at each step or intermediate step – ask – How can we check o see if the information is accurate?</text:p>
            <text:p text:style-name="P35"/>
            <text:p text:style-name="P237">Accuracy – How could we check on that?</text:p>
            <text:p text:style-name="P237"/>
            <text:p text:style-name="P237">How could we find out if that is true?</text:p>
            <text:p text:style-name="P237"/>
            <text:p text:style-name="P237">How can we verify or test that?</text:p>
            <text:p text:style-name="P234"/>
            <text:p text:style-name="P234"/>
          </table:table-cell>
          <table:table-cell table:style-name="Table2.B11" office:value-type="string">
            <text:p text:style-name="P171"/>
          </table:table-cell>
          <table:table-cell table:style-name="Table2.C11" office:value-type="string">
            <text:p text:style-name="P171"/>
          </table:table-cell>
        </table:table-row>
        <table:table-row>
          <table:table-cell table:style-name="Table2.A12" table:number-columns-spanned="3" office:value-type="string">
            <text:p text:style-name="P243">Element of Reasoning: <text:span text:style-name="T172">Concepts</text:span></text:p>
          </table:table-cell>
          <table:covered-table-cell/>
          <table:covered-table-cell/>
        </table:table-row>
        <text:soft-page-break/>
        <table:table-row>
          <table:table-cell table:style-name="Table2.A16" office:value-type="string">
            <text:p text:style-name="P102">show all of my work include partial solutions</text:p>
            <text:p text:style-name="P102"/>
            <text:p text:style-name="P335">Can you see clearly that the step is correct/</text:p>
            <text:p text:style-name="P335">Can you prove that it is correct?</text:p>
            <text:p text:style-name="P335">keep track and save all results/data</text:p>
            <text:p text:style-name="P335">show all of my work include partial solutions</text:p>
            <text:p text:style-name="P335">compare attempts to solve similar problems</text:p>
            <text:p text:style-name="P335"/>
            <text:p text:style-name="P327">keep track and save all results/data</text:p>
          </table:table-cell>
          <table:table-cell table:style-name="Table2.B13" office:value-type="string">
            <text:p text:style-name="P105"/>
          </table:table-cell>
          <table:table-cell table:style-name="Table2.C13" office:value-type="string">
            <text:p text:style-name="P105"/>
          </table:table-cell>
        </table:table-row>
        <table:table-row>
          <table:table-cell table:style-name="Table2.A16" office:value-type="string">
            <text:p text:style-name="P102"/>
          </table:table-cell>
          <table:table-cell table:style-name="Table2.B16" office:value-type="string">
            <text:p text:style-name="P105"/>
          </table:table-cell>
          <table:table-cell table:style-name="Table2.C16" office:value-type="string">
            <text:p text:style-name="P105"/>
          </table:table-cell>
        </table:table-row>
        <table:table-row>
          <table:table-cell table:style-name="Table2.A15" table:number-columns-spanned="3" office:value-type="string">
            <text:p text:style-name="P244">Element of Reasoning: <text:span text:style-name="T169">Assumptions</text:span></text:p>
          </table:table-cell>
          <table:covered-table-cell/>
          <table:covered-table-cell/>
        </table:table-row>
        <table:table-row>
          <table:table-cell table:style-name="Table2.A16" office:value-type="string">
            <text:p text:style-name="P234">Have all assumptions been challenged for legitimacy?</text:p>
            <text:p text:style-name="P234"/>
            <text:p text:style-name="P234"/>
          </table:table-cell>
          <table:table-cell table:style-name="Table2.B16" office:value-type="string">
            <text:p text:style-name="P105"/>
          </table:table-cell>
          <table:table-cell table:style-name="Table2.C16" office:value-type="string">
            <text:p text:style-name="P105"/>
          </table:table-cell>
        </table:table-row>
        <table:table-row>
          <table:table-cell table:style-name="Table2.A17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2.A18" office:value-type="string">
            <text:p text:style-name="P102">compare attempts to solve similar problems</text:p>
            <text:p text:style-name="P102"/>
            <text:p text:style-name="P334">Allow for mistakes/errors</text:p>
            <text:p text:style-name="P334">Allow student to ask and pursue “what – if” questions</text:p>
            <text:p text:style-name="P334"/>
            <text:p text:style-name="P360">check answers for accuracy</text:p>
          </table:table-cell>
          <table:table-cell table:style-name="Table2.B18" office:value-type="string">
            <text:p text:style-name="P105"/>
          </table:table-cell>
          <table:table-cell table:style-name="Table2.C18" office:value-type="string">
            <text:p text:style-name="P105"/>
          </table:table-cell>
        </table:table-row>
        <table:table-row>
          <table:table-cell table:style-name="Table2.A19" table:number-columns-spanned="3" office:value-type="string">
            <text:p text:style-name="P233">Element of Reasoning: <text:span text:style-name="T172">Conclusion</text:span></text:p>
          </table:table-cell>
          <table:covered-table-cell/>
          <table:covered-table-cell/>
        </table:table-row>
        <table:table-row>
          <table:table-cell table:style-name="Table2.A20" office:value-type="string">
            <text:p text:style-name="P335">Can you see clearly that the <text:soft-page-break/>step is correct/</text:p>
            <text:p text:style-name="P335">Can you prove that it is correct?</text:p>
            <text:p text:style-name="P335">keep track and save all results/data</text:p>
            <text:p text:style-name="P335">show all of my work include partial solutions</text:p>
            <text:p text:style-name="P364">compare attempts to solve similar problems</text:p>
            <text:p text:style-name="P359"/>
            <text:p text:style-name="P359">revise plan</text:p>
            <text:p text:style-name="P359"/>
            <text:p text:style-name="P355">Consider the impact of alternative or unexpressed assumptions</text:p>
            <text:p text:style-name="P355"/>
            <text:p text:style-name="P355">Consider the impact of removing assumptions</text:p>
            <text:p text:style-name="P355"/>
            <text:p text:style-name="P326">Does the answer make sense?</text:p>
            <text:p text:style-name="P355">Am I being logical? Can I express the logic that I used?</text:p>
            <text:p text:style-name="P355"/>
            <text:p text:style-name="P362">monitor how well he or she is arriving at conclusion?</text:p>
            <text:p text:style-name="P362"/>
            <text:p text:style-name="P335">check answers for accuracy</text:p>
            <text:p text:style-name="P335">revise plan</text:p>
            <text:p text:style-name="P363">How can I check my answer?</text:p>
            <text:p text:style-name="P363"/>
            <text:p text:style-name="P335">Does the answer make sense?</text:p>
            <text:p text:style-name="P363">Am I being logical?</text:p>
            <text:p text:style-name="P363"/>
            <text:p text:style-name="P327"><text:soft-page-break/>Can you articulate another reasonable way of looking at the issue (breadth)</text:p>
            <text:p text:style-name="P327">Can you express the loci that you used (logic)</text:p>
            <text:p text:style-name="P356">Have you focused on the most significant issue in dealing with this problem? (significance)</text:p>
          </table:table-cell>
          <table:table-cell table:style-name="Table2.B20" office:value-type="string">
            <text:p text:style-name="P105"/>
          </table:table-cell>
          <table:table-cell table:style-name="Table2.C20" office:value-type="string">
            <text:p text:style-name="P105"/>
          </table:table-cell>
        </table:table-row>
        <table:table-row>
          <table:table-cell table:style-name="Table2.A21" table:number-columns-spanned="3" office:value-type="string">
            <text:p text:style-name="P182">Element of Reasoning: <text:span text:style-name="T164">Point of View</text:span></text:p>
          </table:table-cell>
          <table:covered-table-cell/>
          <table:covered-table-cell/>
        </table:table-row>
        <table:table-row>
          <table:table-cell table:style-name="Table2.A22" office:value-type="string">
            <text:p text:style-name="P335">Can I work the problem using a different method?</text:p>
            <text:p text:style-name="P335"/>
            <text:p text:style-name="P327">Do we need to look at this in to other ways?</text:p>
            <text:p text:style-name="P348">Can you articulate another reasonable ways of <text:s/>looking at the issue?</text:p>
          </table:table-cell>
          <table:table-cell table:style-name="Table2.B22" office:value-type="string">
            <text:p text:style-name="P109"/>
          </table:table-cell>
          <table:table-cell table:style-name="Table2.C22" office:value-type="string">
            <text:p text:style-name="P109"/>
          </table:table-cell>
        </table:table-row>
      </table:table>
      <text:p text:style-name="P108"/>
      <text:p text:style-name="P108"/>
      <text:p text:style-name="P108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><text:soft-page-break/>V.<text:tab/>Reflecting on the Problem</text:p>
      <text:p text:style-name="P192"><text:span text:style-name="Strong_20_Emphasis"><text:span text:style-name="T108">Elements</text:span></text:span><text:span text:style-name="Strong_20_Emphasis"><text:span text:style-name="T104"> 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4"><text:span text:style-name="T101">Intellectual S</text:span><text:span text:style-name="Strong_20_Emphasis"><text:span text:style-name="T104">tandards</text:span></text:span><text:span text:style-name="T101"> such as clarity, accuracy, precision, relevance, depth, breadth, logic, significance, and fairnes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3"><text:span text:style-name="T177">St</text:span>rategies and Tasks</text:p>
            </table:table-cell>
            <table:table-cell table:style-name="Table1.B1" office:value-type="string">
              <text:p text:style-name="P253">Results</text:p>
            </table:table-cell>
            <table:table-cell table:style-name="Table1.A1" office:value-type="string">
              <text:p text:style-name="P254">Elements and Standards of Critical Thinking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252">Element of Reasoning: Question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338"/>
          </table:table-cell>
          <table:table-cell table:style-name="Table1.B3" office:value-type="string">
            <text:list xml:id="list123654685144198" text:continue-list="list123654518155752" text:style-name="L6">
              <text:list-item>
                <text:p text:style-name="P288">Clar<text:span text:style-name="T143">i</text:span>ty – the meaning can be understood</text:p>
              </text:list-item>
              <text:list-item>
                <text:p text:style-name="P288">Accurate – free of errors </text:p>
              </text:list-item>
              <text:list-item>
                <text:p text:style-name="P200">Precise- exact to necessary detail</text:p>
              </text:list-item>
            </text:list>
            <text:list xml:id="list9223289473496773965" text:style-name="L14">
              <text:list-item>
                <text:p text:style-name="P225"><text:span text:style-name="Emphasis"><text:span text:style-name="T147">precision appropriate for the problem context.</text:span></text:span></text:p>
              </text:list-item>
              <text:list-item>
                <text:p text:style-name="P225"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</text:list>
            <text:list xml:id="list123654688143520" text:continue-list="list123654685144198" text:style-name="L6">
              <text:list-item>
                <text:p text:style-name="P303">Fairness – <text:span text:style-name="T145">respect for other </text:span>viewpoints or <text:s/><text:span text:style-name="T145">interpretations</text:span></text:p>
              </text:list-item>
            </text:list>
            <text:p text:style-name="P316"/>
            <text:p text:style-name="P316"/>
            <text:p text:style-name="P316"/>
            <text:p text:style-name="P316"/>
          </table:table-cell>
          <table:table-cell table:style-name="Table1.C3" office:value-type="string">
            <text:p text:style-name="P321"><text:span text:style-name="T11"/></text:p>
          </table:table-cell>
        </table:table-row>
        <table:table-row>
          <table:table-cell table:style-name="Table1.A4" table:number-columns-spanned="3" office:value-type="string">
            <text:p text:style-name="P251">Element of Reasoning: <text:span text:style-name="T144">Purpose</text:span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73">Why is the <text:span text:style-name="T72">problem important?</text:span></text:p>
            <text:p text:style-name="P273"/>
            <text:p text:style-name="P269">Do I understand why solving this problem will help me understand mathematics?</text:p>
            <text:p text:style-name="P269"/>
            <text:p text:style-name="P269">What is the practical importance in obtaining the solution?</text:p>
          </table:table-cell>
          <table:table-cell table:style-name="Table1.B5" office:value-type="string">
            <text:list xml:id="list6257373231265543344" text:style-name="L15">
              <text:list-item>
                <text:p text:style-name="P295">Clar<text:span text:style-name="T143">i</text:span>ty – understandable, the meaning can be understood</text:p>
              </text:list-item>
              <text:list-item>
                <text:p text:style-name="P295">Accurate – free of errors -</text:p>
              </text:list-item>
              <text:list-item>
                <text:p text:style-name="P311">Fairness – justifiable, multiple viewpoints or representations</text:p>
              </text:list-item>
            </text:list>
          </table:table-cell>
          <table:table-cell table:style-name="Table1.C5" office:value-type="string">
            <text:p text:style-name="P202"><text:span text:style-name="T141">2. </text:span>The <text:span text:style-name="T1">purpose</text:span> of the problem is_________________________________________.</text:p>
            <text:p text:style-name="P301"><text:span text:style-name="T6">(State as accurately as possible, the purpose for solving the problem. What exactly are we <text:s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    </table:table-cell>
        </table:table-row>
        <table:table-row>
          <table:table-cell table:style-name="Table1.A6" table:number-columns-spanned="3" office:value-type="string">
            <text:p text:style-name="P251">Element of Reasoning: <text:span text:style-name="T145">Information</text:span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68">What information is relevant?</text:p>
            <text:p text:style-name="P268"/>
            <text:p text:style-name="P347">Can you relate new information to previous learning?</text:p>
            <text:p text:style-name="P347"/>
            <text:p text:style-name="P347">How are concepts/content relevant to the problem and how will information be related to content?</text:p>
            <text:p text:style-name="P351"/>
          </table:table-cell>
          <table:table-cell table:style-name="Table1.B7" office:value-type="string">
            <text:list xml:id="list972923738831285486" text:style-name="L17">
              <text:list-item>
                <text:p text:style-name="P207">Clar<text:span text:style-name="T143">i</text:span>ty – understandable, the meaning can be understood</text:p>
              </text:list-item>
              <text:list-item>
                <text:p text:style-name="P296">Accurate – free of errors -</text:p>
              </text:list-item>
              <text:list-item>
                <text:p text:style-name="P342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2">Fairness – justifiable, multiple viewpoints or representations</text:p>
              </text:list-item>
              <text:list-item>
                <text:p text:style-name="P279">Significance – focuses on most important, not trivial <text:span text:style-name="T154">concepts and information</text:span> to solving the problem?</text:p>
                <text:p text:style-name="P312"/>
              </text:list-item>
            </text:list>
          </table:table-cell>
          <table:table-cell table:style-name="Table1.C7" office:value-type="string">
            <text:p text:style-name="P202"><text:span text:style-name="T141">3. </text:span>The most important<text:span text:style-name="T6"> information</text:span> for addressing and solving the problem is _____________________________________________________________________________<text:span text:style-name="T57">.</text:span></text:p>
            <text:p text:style-name="P352"><text:span text:style-name="T18">(Identify key information needed, or presupposed for addressing the problem. Here we are looking for facts or data relevant</text:span><text:span text:style-name="T19"> to </text:span><text:span text:style-name="T18">the problem, </text:span><text:span text:style-name="T25">What information such as data, and facts </text:span><text:span text:style-name="T20">d</text:span><text:span text:style-name="T25">o I have? What </text:span><text:span text:style-name="T2">information</text:span><text:span text:style-name="T25"> do I need to answer the question? Does it seem that some </text:span><text:span text:style-name="T2">information</text:span><text:span text:style-name="T25"> is still missing? </text:span><text:span text:style-name="T26">H</text:span><text:span text:style-name="T27">ow is information </text:span><text:span text:style-name="T26">to be </text:span><text:span text:style-name="T27">accessed and used?</text:span><text:span text:style-name="T19">)</text:span></text:p>
          </table:table-cell>
        </table:table-row>
        <table:table-row>
          <table:table-cell table:style-name="Table1.A8" table:number-columns-spanned="3" office:value-type="string">
            <text:p text:style-name="P251">Element of Reasoning: <text:span text:style-name="T144">Concepts</text:span></text:p>
          </table:table-cell>
          <table:covered-table-cell/>
          <table:covered-table-cell/>
        </table:table-row>
        <text:soft-page-break/>
        <table:table-row>
          <table:table-cell table:style-name="Table1.A9" office:value-type="string">
            <text:p text:style-name="P248">What concepts or content is related to the problem?</text:p>
            <text:p text:style-name="P248"/>
            <text:p text:style-name="P348">Can you explain the main concept behind the problem in your own words?</text:p>
            <text:p text:style-name="P367"/>
            <text:p text:style-name="P347">How are concepts/content relevant to the problem and how will information be related to content?</text:p>
            <text:p text:style-name="P347"/>
            <text:p text:style-name="P349">Are there <text:span text:style-name="T155">relevant concepts or content</text:span> that I need to <text:span text:style-name="T174">study in greater depth .</text:span></text:p>
            <text:p text:style-name="P347"/>
            <text:p text:style-name="P347">Can you relate new <text:span text:style-name="T151">concept or content needed to solve this problem </text:span><text:s/>to previous learning?</text:p>
            <text:p text:style-name="P347"/>
            <text:p text:style-name="P348">Can you explain the main concept behind the problem in your own words?</text:p>
          </table:table-cell>
          <table:table-cell table:style-name="Table1.B9" office:value-type="string">
            <text:list xml:id="list7995204417442051145" text:style-name="L18">
              <text:list-item>
                <text:p text:style-name="P208">Clar<text:span text:style-name="T143">i</text:span>ty – understandable, the meaning can be understood</text:p>
              </text:list-item>
              <text:list-item>
                <text:p text:style-name="P297">Accurate – free of errors -</text:p>
              </text:list-item>
              <text:list-item>
                <text:p text:style-name="P221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3">Fairness – justifiable, multiple viewpoints or representations</text:p>
              </text:list-item>
              <text:list-item>
                <text:p text:style-name="P313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0">Significance – focuses on most important, not trivial <text:span text:style-name="T154">concepts and information</text:span> to solving the problem?</text:p>
                <text:p text:style-name="P313"/>
              </text:list-item>
            </text:list>
          </table:table-cell>
          <table:table-cell table:style-name="Table1.C9" office:value-type="string">
            <text:p text:style-name="P249">4. <text:span text:style-name="T34">The key </text:span><text:span text:style-name="T39">concepts</text:span><text:span text:style-name="T34"> we need to understand in this problem are </text:span><text:span text:style-name="T37"><text:s text:c="95"/></text:span><text:span text:style-name="T38"><text:s text:c="66"/></text:span><text:span text:style-name="T37">.</text:span></text:p>
            <text:p text:style-name="P245"><text:span text:style-name="T74">(</text:span><text:span text:style-name="T19">What concepts or content (theorems, definitions, formulas, etc.) do we need to understand for reaching a solution?</text:span><text:span text:style-name="T20">)</text:span></text:p>
          </table:table-cell>
        </table:table-row>
        <table:table-row>
          <table:table-cell table:style-name="Table1.A10" table:number-columns-spanned="3" office:value-type="string">
            <text:p text:style-name="P251">Element of Reasoning: <text:span text:style-name="T144">Assumptions</text:span>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322">Consider the impact of alternative or unexpressed assumption</text:p>
            <text:p text:style-name="P322"/>
            <text:p text:style-name="P322">Consider the impact of removing assumptions</text:p>
          </table:table-cell>
          <table:table-cell table:style-name="Table1.B11" office:value-type="string">
            <text:list xml:id="list2577082594738619187" text:style-name="L19">
              <text:list-item>
                <text:p text:style-name="P298">Clar<text:span text:style-name="T143">i</text:span>ty – the meaning can be understood</text:p>
              </text:list-item>
              <text:list-item>
                <text:p text:style-name="P298">Accurate – free of errors </text:p>
              </text:list-item>
            </text:list>
          </table:table-cell>
          <table:table-cell table:style-name="Table1.C11" office:value-type="string">
            <text:p text:style-name="P215"><text:span text:style-name="T81">5. </text:span><text:span text:style-name="T75">The main assumption(s) underlying our understanding of the problem is (are) </text:span><text:span text:style-name="T137">___________________________________________________________________</text:span><text:span text:style-name="T75">.</text:span></text:p>
            <text:p text:style-name="P227"><text:span text:style-name="T110">(What is the author or problem as stated taking for granted? </text:span><text:span text:style-name="T111">What assumptions are we making? Are our assumptions justifiable? </text:span><text:span text:style-name="T110">Assumptions are </text:span><text:span text:style-name="T111">generalizations that might <text:tab/>be questioned and are most often unstated.)</text:span></text:p>
          </table:table-cell>
        </table:table-row>
        <table:table-row>
          <table:table-cell table:style-name="Table1.A12" table:number-columns-spanned="3" office:value-type="string">
            <text:p text:style-name="P251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271">Are my inferences reasonable?</text:p>
            <text:p text:style-name="P271"/>
            <text:p text:style-name="P272">Have I thought through other inormation that can be reasonably infered from the information <text:soft-page-break/>provided?</text:p>
            <text:p text:style-name="P271"/>
            <text:p text:style-name="P271">Am I interpreting representations correctly (graphs, charts, etc.)?</text:p>
            <text:p text:style-name="P271"/>
            <text:p text:style-name="P271">Is there another way to interpret the information?</text:p>
          </table:table-cell>
          <table:table-cell table:style-name="Table1.B15" office:value-type="string">
            <text:list xml:id="list5494252248135542543" text:style-name="L20">
              <text:list-item>
                <text:p text:style-name="P209">Clar<text:span text:style-name="T143">i</text:span>ty – understandable, the meaning can be understood</text:p>
              </text:list-item>
              <text:list-item>
                <text:p text:style-name="P299">Accurate – free of errors -</text:p>
              </text:list-item>
              <text:list-item>
                <text:p text:style-name="P222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</text:span><text:soft-page-break/><text:span text:style-name="T59">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4">Fairness – justifiable, multiple viewpoints or representations</text:p>
              </text:list-item>
              <text:list-item>
                <text:p text:style-name="P314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1">Significance – focuses on most important, not trivial <text:span text:style-name="T154">concepts and information</text:span> to solving the problem?</text:p>
              </text:list-item>
            </text:list>
            <text:p text:style-name="P316"/>
          </table:table-cell>
          <table:table-cell table:style-name="Table1.C15" office:value-type="string">
            <text:p text:style-name="P284">6. <text:span text:style-name="T32">The basis for our </text:span><text:span text:style-name="T36">inferences </text:span><text:span text:style-name="T32">and </text:span><text:span text:style-name="T36">interpretations</text:span><text:span text:style-name="T32"> at this point are</text:span><text:span text:style-name="T33"> ___________</text:span><text:span text:style-name="T35">_____________________________________________.</text:span></text:p>
            <text:p text:style-name="P201"><text:span text:style-name="T41">(Is there another way to interpret the information? Can I justify my interpretation of the <text:tab/>information or </text:span><text:soft-page-break/><text:span text:style-name="T41">problem to be solved? Have</text:span><text:span text:style-name="T40"> I made any inferences beyond what the evidence implies? Are my inference</text:span><text:span text:style-name="T42">s</text:span><text:span text:style-name="T40"> consistent?</text:span><text:span text:style-name="T41">)</text:span></text:p>
          </table:table-cell>
        </table:table-row>
        <table:table-row>
          <table:table-cell table:style-name="Table1.A14" table:number-columns-spanned="3" office:value-type="string">
            <text:list xml:id="list79030365019858726" text:style-name="L16">
              <text:list-header>
                <text:p text:style-name="P256">Element of Reasoning: <text:span text:style-name="T144">Conclusions</text:span></text:p>
              </text:list-header>
            </text:list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283">Could you be more precise? </text:p>
            <text:p text:style-name="P283"/>
            <text:p text:style-name="P283">Am I being specific?</text:p>
            <text:p text:style-name="P283"/>
            <text:p text:style-name="P283">Am I providing details?</text:p>
            <text:p text:style-name="P283"/>
            <text:p text:style-name="P283">Do I need more details?</text:p>
            <text:p text:style-name="P283"/>
            <text:p text:style-name="P283">Could you provide more details?</text:p>
            <text:p text:style-name="P283"/>
            <text:p text:style-name="P283">Could be more exact or specific?</text:p>
            <text:p text:style-name="P283"/>
            <text:p text:style-name="P344"><text:span text:style-name="Emphasis"><text:span text:style-name="T132">Could </text:span></text:span><text:span text:style-name="Emphasis"><text:span text:style-name="T133">stat</text:span></text:span><text:span text:style-name="Emphasis"><text:span text:style-name="T132">e </text:span></text:span><text:span text:style-name="Emphasis"><text:span text:style-name="T133">your understanding</text:span></text:span><text:span text:style-name="Emphasis"><text:span text:style-name="T132"> of the math term </text:span></text:span><text:span text:style-name="Emphasis"><text:span text:style-name="T133">you are</text:span></text:span><text:span text:style-name="Emphasis"><text:span text:style-name="T132"> using i</text:span></text:span><text:span text:style-name="Emphasis"><text:span text:style-name="T131">n </text:span></text:span><text:span text:style-name="Emphasis"><text:span text:style-name="T133">your </text:span></text:span><text:span text:style-name="Emphasis"><text:span text:style-name="T131">reasoning? </text:span></text:span></text:p>
            <text:p text:style-name="P344"><text:span text:style-name="Emphasis"><text:span text:style-name="T131"/></text:span></text:p>
            <text:p text:style-name="P264"><text:span text:style-name="Emphasis"><text:span text:style-name="T148">Could you </text:span></text:span><text:span text:style-name="Emphasis"><text:span text:style-name="T147">state </text:span></text:span><text:span text:style-name="Emphasis"><text:span text:style-name="T149">more explicitly </text:span></text:span><text:span text:style-name="Emphasis"><text:span text:style-name="T147">the meaning of, </text:span></text:span><text:span text:style-name="Emphasis"><text:span text:style-name="T149">or elaborate on, (choose) the math term, definition, skill, procedure, </text:span></text:span><text:span text:style-name="Emphasis"><text:span text:style-name="T147">symbol</text:span></text:span><text:span text:style-name="Emphasis"><text:span text:style-name="T149">(</text:span></text:span><text:span text:style-name="Emphasis"><text:span text:style-name="T147">s</text:span></text:span><text:span text:style-name="Emphasis"><text:span text:style-name="T149">)</text:span></text:span><text:span text:style-name="Emphasis"><text:span text:style-name="T147">, units of measure, labeling </text:span></text:span><text:span text:style-name="Emphasis"><text:span text:style-name="T149">of </text:span></text:span><text:span text:style-name="Emphasis"><text:span text:style-name="T147">axes, </text:span></text:span><text:span text:style-name="Emphasis"><text:span text:style-name="T149">etc. that you are using?</text:span></text:span><text:span text:style-name="T146"> </text:span></text:p>
            <text:p text:style-name="P267"/>
            <text:p text:style-name="P371"><text:span text:style-name="T109">What </text:span><text:span text:style-name="T107">questions</text:span><text:span text:style-name="T109"> to I have before I can begin to devise a solution plan? </text:span></text:p>
            <text:p text:style-name="P350"/>
            <text:p text:style-name="P370"><text:span text:style-name="T113">Can you </text:span><text:span text:style-name="T114">apply a </text:span><text:span text:style-name="T115">method <text:s/></text:span><text:soft-page-break/><text:span text:style-name="T115">that was successful earlier?</text:span></text:p>
            <text:p text:style-name="P370"><text:span text:style-name="T115"/></text:p>
            <text:p text:style-name="P329">Did the plan work </text:p>
            <text:p text:style-name="P329">logic – Does our conclusion follow from the evidence?</text:p>
            <text:p text:style-name="P329"/>
            <text:p text:style-name="P329">Show and discuss solutions Show and name different strategies </text:p>
            <text:p text:style-name="P329"/>
            <text:p text:style-name="P330">Relate to previously solved problems</text:p>
            <text:p text:style-name="P330">Demonstrate general applicability of or have students solve extensions problem solving strategies </text:p>
            <text:p text:style-name="P329"/>
            <text:p text:style-name="P329">Discuss special features, e.g. pictures Show how features may influence approach </text:p>
            <text:p text:style-name="P329"/>
            <text:p text:style-name="P329">Verify conclusion in different ways – different <text:span text:style-name="T82">pathway</text:span></text:p>
            <text:p text:style-name="P329"><text:span text:style-name="T82"/></text:p>
            <text:p text:style-name="P329">Can I make well-reasoned conclusions and solutions – testing them against relevant criteria and standards</text:p>
            <text:p text:style-name="P329"/>
            <text:p text:style-name="P329">Identify assumptions they led you to your conclusions</text:p>
            <text:p text:style-name="P329"/>
            <text:p text:style-name="P329">Search for negative <text:soft-page-break/>as well as positive implications within the context of Implications:</text:p>
            <text:p text:style-name="P329"/>
            <text:p text:style-name="P358"><text:span text:style-name="T176">What would I have done </text:span>differently in attempting to solve this problem?</text:p>
            <text:p text:style-name="P330">the problem (technical, social, environments, ethical)</text:p>
            <text:p text:style-name="P330"/>
            <text:p text:style-name="P330">Practical consequ3nd3w of the solution within the context of the problem solving </text:p>
            <text:p text:style-name="P330"/>
            <text:p text:style-name="P330">Does the answer make sense? -</text:p>
            <text:p text:style-name="P330"/>
            <text:p text:style-name="P330">Does it seem reasonable?</text:p>
            <text:p text:style-name="P358"/>
            <text:p text:style-name="P358">Consider the impact of alternative or unexpressed assumptions</text:p>
            <text:p text:style-name="P358"/>
            <text:p text:style-name="P358">Consider the impact of removing assumptions</text:p>
            <text:p text:style-name="P330"/>
            <text:p text:style-name="P330">What did I learn? Can I connect it to a different problem?</text:p>
            <text:p text:style-name="P330"/>
            <text:p text:style-name="P330">Can I remember what I did?</text:p>
            <text:p text:style-name="P330"/>
            <text:p text:style-name="P330">What new connections between <text:soft-page-break/>content did you learn from solving the problem?</text:p>
            <text:p text:style-name="P330"/>
            <text:p text:style-name="P330">Can you interpret your work in a practical or meaningful way?</text:p>
            <text:p text:style-name="P330"/>
            <text:p text:style-name="P330">Was the solution a surprise? Does it seem reasonable? Why/why not?</text:p>
            <text:p text:style-name="P330"/>
            <text:p text:style-name="P330">Analyze the process to understand important contributors</text:p>
            <text:p text:style-name="P238"/>
            <text:p text:style-name="P238">Accuracy – How could we check on that?</text:p>
            <text:p text:style-name="P238"/>
            <text:p text:style-name="P238">How could we find out if that is true?</text:p>
            <text:p text:style-name="P240"/>
            <text:p text:style-name="P240">How can we verify or test that?</text:p>
            <text:p text:style-name="P330"/>
            <text:p text:style-name="P330">Evaluate the effects – standardize the process correct assumptions made?</text:p>
            <text:p text:style-name="P330"/>
            <text:p text:style-name="P330">Work backward up the model one step at a time if it was not effective</text:p>
            <text:p text:style-name="P330"/>
            <text:p text:style-name="P330">Can you check the result?</text:p>
            <text:p text:style-name="P330"/>
            <text:p text:style-name="P330">Does the argument make sense?</text:p>
            <text:p text:style-name="P330"><text:soft-page-break/></text:p>
            <text:p text:style-name="P358">Did you answer all parts of the problem?</text:p>
          </table:table-cell>
          <table:table-cell table:style-name="Table1.B15" office:value-type="string">
            <text:list xml:id="list3772473789776271963" text:style-name="L21">
              <text:list-item>
                <text:p text:style-name="P210">Clar<text:span text:style-name="T143">i</text:span>ty – understandable, the meaning can be understood</text:p>
              </text:list-item>
              <text:list-item>
                <text:p text:style-name="P300">Accurate – free of errors -</text:p>
              </text:list-item>
              <text:list-item>
                <text:p text:style-name="P223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5">Fairness – justifiable, multiple viewpoints or representations</text:p>
              </text:list-item>
              <text:list-item>
                <text:p text:style-name="P315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2">Significance – focuses on most important, not trivial <text:span text:style-name="T154">concepts and information</text:span> to solving the problem?</text:p>
                <text:p text:style-name="P315"/>
              </text:list-item>
            </text:list>
          </table:table-cell>
          <table:table-cell table:style-name="Table1.C15" office:value-type="string">
            <text:p text:style-name="P340"><text:span text:style-name="T91">7. </text:span><text:span text:style-name="T90">The most important </text:span><text:span text:style-name="T112">conclusion(s)</text:span><text:span text:style-name="T90"> or Implication(s) in solving this problem is (are)____________________________________________________________________.</text:span></text:p>
            <text:p text:style-name="P228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.</text:span><text:span text:style-name="T29">)</text:span></text:p>
            <text:p text:style-name="P337"/>
          </table:table-cell>
        </table:table-row>
        <table:table-row>
          <table:table-cell table:style-name="Table1.A16" table:number-columns-spanned="3" office:value-type="string">
            <text:p text:style-name="P251">Element of Reasoning: <text:s/><text:span text:style-name="T144">P</text:span><text:span text:style-name="T46">oint(s) of V</text:span><text:span text:style-name="T47">i</text:span><text:span text:style-name="T46">ew</text:span></text:p>
          </table:table-cell>
          <table:covered-table-cell/>
          <table:covered-table-cell/>
        </table:table-row>
        <table:table-row>
          <table:table-cell table:style-name="Table1.A17" office:value-type="string">
            <text:p text:style-name="P266">Can I check if my understanding is accurate?</text:p>
            <text:p text:style-name="P266"/>
            <text:p text:style-name="P266"/>
            <text:p text:style-name="P319">Did the plan work </text:p>
            <text:p text:style-name="P319">logic – Does our conclusion follow from the evidence?</text:p>
            <text:p text:style-name="P319"/>
            <text:p text:style-name="P319">Show and discuss solutions Show and name different strategies </text:p>
            <text:p text:style-name="P319"/>
            <text:p text:style-name="P319">Relate to previously solved problems </text:p>
            <text:p text:style-name="P319"/>
            <text:p text:style-name="P319">Demonstrate general applicability of or have students solve extensions problem solving strategies </text:p>
            <text:p text:style-name="P319"/>
            <text:p text:style-name="P319">Discuss special features, e.g. pictures Show how features may influence approach </text:p>
            <text:p text:style-name="P319"/>
            <text:p text:style-name="P319">Verify conclusion in different ways – different <text:span text:style-name="T82">pathway</text:span></text:p>
            <text:p text:style-name="P319"/>
            <text:p text:style-name="P330"><text:span text:style-name="T146">Can I make well-reasoned conclusions and solutions – testing them against</text:span> <text:span text:style-name="T146">relevant criteria and standards</text:span></text:p>
            <text:p text:style-name="P319">Identify assumptions they led you to your conclusions</text:p>
            <text:p text:style-name="P319"/>
            <text:p text:style-name="P330"><text:span text:style-name="T146">Search for negative</text:span> as <text:span text:style-name="T146">well as positive implications within</text:span> the <text:soft-page-break/><text:span text:style-name="T146">context of Implications:</text:span></text:p>
            <text:p text:style-name="P319"/>
            <text:p text:style-name="P319">What would I have done <text:s/></text:p>
            <text:p text:style-name="P319"/>
            <text:p text:style-name="P319">Does your answer make sense?</text:p>
            <text:p text:style-name="P319"/>
            <text:p text:style-name="P319">What did you learn from completing the problem?</text:p>
            <text:p text:style-name="P211"/>
            <text:p text:style-name="P211">Extend the problem</text:p>
            <text:p text:style-name="P319"/>
            <text:p text:style-name="P319">Can you use the results of or the method, for some other problem</text:p>
            <text:p text:style-name="P319"/>
            <text:p text:style-name="P319">If I encountered a similar problem in the future, how could I better solve it?</text:p>
            <text:p text:style-name="P319"/>
            <text:p text:style-name="P319">Is the answer unique or are there others? Can I explain my answer in the context of the problem?</text:p>
            <text:p text:style-name="P319"/>
            <text:p text:style-name="P319">How can I check my work for accuracy? - check against standards – accuracy clarity, depth</text:p>
            <text:p text:style-name="P319"/>
            <text:p text:style-name="P320">Add new ideas to the list and underline those ideas you are confident you can explain. </text:p>
            <text:p text:style-name="P332"/>
            <text:p text:style-name="P332">Do you see interconnected relationships?</text:p>
            <text:p text:style-name="P330"/>
            <text:p text:style-name="P247">Apply the *Elements of Reasoning</text:p>
            <text:p text:style-name="P247"/>
            <text:p text:style-name="P247">Apply the *Intellectual Standards to Elements of Reasoning</text:p>
          </table:table-cell>
          <table:table-cell table:style-name="Table1.B17" office:value-type="string">
            <text:p text:style-name="P278"/>
          </table:table-cell>
          <table:table-cell table:style-name="Table1.C17" office:value-type="string">
            <text:p text:style-name="P216"><text:span text:style-name="T142">8. </text:span>The main point(s) of view or perspective(s) represented in this problem is (are)?<text:span text:style-name="T127">___________________________________________________________.</text:span></text:p>
            <text:p text:style-name="P217">(Could I work the problem using a different approach or technique? How can we check our <text:tab/>results? ) </text:p>
          </table:table-cell>
        </table:table-row>
      </table:table>
      <text:p text:style-name="P226"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4"><text:soft-page-break/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74"/>
      <text:p text:style-name="P146"/>
      <text:p text:style-name="P115">Table 2 (Adapted from Lester, Garofalo, &amp; Kroll, 1989, P. 26)</text:p>
      <text:p text:style-name="P116"/>
      <text:p text:style-name="P117"/>
      <text:p text:style-name="P117"/>
      <text:p text:style-name="P118">V. </text:p>
      <text:p text:style-name="P117"/>
      <text:p text:style-name="P117">Notes:</text:p>
      <text:p text:style-name="P117">See Elder and Paul checklist for reasoning</text:p>
      <text:p text:style-name="P117">standards: clarity accuracy, relevance, significance, logic, completeness</text:p>
      <text:p text:style-name="P117">Coach for rewarding perseverance, effort, develop confidence in reasoning, autonomy</text:p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5:10:53.715000000</meta:creation-date>
    <dc:date>2014-01-09T11:48:29.545000000</dc:date>
    <meta:editing-duration>PT16H51M53S</meta:editing-duration>
    <meta:editing-cycles>17</meta:editing-cycles>
    <meta:generator>LibreOffice/4.1.4.2$Windows_x86 LibreOffice_project/0a0440ccc0227ad9829de5f46be37cfb6edcf72</meta:generator>
    <meta:document-statistic meta:table-count="5" meta:image-count="0" meta:object-count="0" meta:page-count="32" meta:paragraph-count="503" meta:word-count="5576" meta:character-count="37025" meta:non-whitespace-character-count="31505"/>
  </office:meta>
</office:document-meta>
</file>